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6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116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 style:data-style-name="N61"/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4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116">
      <style:table-cell-properties style:text-align-source="fix" style:repeat-content="false" fo:border="0.06pt solid #000000"/>
      <style:paragraph-properties fo:text-align="center" fo:margin-left="0mm"/>
    </style:style>
    <style:style style:name="ce42" style:family="table-cell" style:parent-style-name="Default" style:data-style-name="N116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T1" style:family="text">
      <style:text-properties style:font-name="Liberation Sans"/>
    </style:style>
    <style:style style:name="T2" style:family="text">
      <style:text-properties style:font-size-asian="11pt" style:font-size-complex="11pt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31" office:value-type="string" calcext:value-type="string">
            <text:p>V (V)</text:p>
          </table:table-cell>
          <table:table-cell table:style-name="ce31" office:value-type="string" calcext:value-type="string">
            <text:p>I (mA)</text:p>
          </table:table-cell>
          <table:table-cell table:style-name="ce31" office:value-type="string" calcext:value-type="string">
            <text:p>R (<text:span text:style-name="T3">Ω)</text:span></text:p>
          </table:table-cell>
          <table:table-cell table:style-name="ce31" office:value-type="string" calcext:value-type="string">
            <text:p>P (W)</text:p>
          </table:table-cell>
          <table:table-cell table:style-name="ce31" office:value-type="string" calcext:value-type="string">
            <text:p>T (K)</text:p>
          </table:table-cell>
          <table:table-cell table:style-name="ce31" office:value-type="string" calcext:value-type="string">
            <text:p>T^4 (K^4)</text:p>
          </table:table-cell>
          <table:table-cell table:style-name="ce31" table:number-columns-repeated="101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1.6" calcext:value-type="float">
            <text:p>31.6</text:p>
          </table:table-cell>
          <table:table-cell table:formula="of:=([.A2]/[.B2])*1000" office:value-type="float" office:value="3.16455696202532" calcext:value-type="float">
            <text:p>3.16455696202532</text:p>
          </table:table-cell>
          <table:table-cell table:formula="of:=([.A2]*[.B2])/1000" office:value-type="float" office:value="0.00316" calcext:value-type="float">
            <text:p>0.00316</text:p>
          </table:table-cell>
          <table:table-cell table:formula="of:=(-[.$J$4]+SQRT([.$J$4]^2-4*[.$J$5]*(1-([.C2]/[.$J$6]))))/(2*[.$J$5])" office:value-type="float" office:value="211.039231006163" calcext:value-type="float">
            <text:p>211.039231006163</text:p>
          </table:table-cell>
          <table:table-cell table:formula="of:=[.E2]^4" office:value-type="float" office:value="1983593985.63691" calcext:value-type="float">
            <text:p>1983593985.63691</text:p>
          </table:table-cell>
          <table:table-cell table:number-columns-repeated="101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4.5" calcext:value-type="float">
            <text:p>44.5</text:p>
          </table:table-cell>
          <table:table-cell table:formula="of:=([.A3]/[.B3])*1000" office:value-type="float" office:value="4.49438202247191" calcext:value-type="float">
            <text:p>4.49438202247191</text:p>
          </table:table-cell>
          <table:table-cell table:formula="of:=([.A3]*[.B3])/1000" office:value-type="float" office:value="0.0089" calcext:value-type="float">
            <text:p>0.0089</text:p>
          </table:table-cell>
          <table:table-cell table:formula="of:=(-[.$J$4]+SQRT([.$J$4]^2-4*[.$J$5]*(1-([.C3]/[.$J$6]))))/(2*[.$J$5])" office:value-type="float" office:value="370.183990356793" calcext:value-type="float">
            <text:p>370.183990356793</text:p>
          </table:table-cell>
          <table:table-cell table:formula="of:=[.E3]^4" office:value-type="float" office:value="18778916469.7934" calcext:value-type="float">
            <text:p>18778916469.7934</text:p>
          </table:table-cell>
          <table:table-cell table:number-columns-repeated="2"/>
          <table:table-cell office:value-type="string" calcext:value-type="string">
            <text:p>TG</text:p>
          </table:table-cell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7.7" calcext:value-type="float">
            <text:p>57.7</text:p>
          </table:table-cell>
          <table:table-cell table:formula="of:=([.A4]/[.B4])*1000" office:value-type="float" office:value="5.19930675909879" calcext:value-type="float">
            <text:p>5.19930675909879</text:p>
          </table:table-cell>
          <table:table-cell table:formula="of:=([.A4]*[.B4])/1000" office:value-type="float" office:value="0.01731" calcext:value-type="float">
            <text:p>0.01731</text:p>
          </table:table-cell>
          <table:table-cell table:formula="of:=(-[.$J$4]+SQRT([.$J$4]^2-4*[.$J$5]*(1-([.C4]/[.$J$6]))))/(2*[.$J$5])" office:value-type="float" office:value="452.02197280346" calcext:value-type="float">
            <text:p>452.02197280346</text:p>
          </table:table-cell>
          <table:table-cell table:formula="of:=[.E4]^4" office:value-type="float" office:value="41748241357.8536" calcext:value-type="float">
            <text:p>41748241357.8536</text:p>
          </table:table-cell>
          <table:table-cell table:number-columns-repeated="2"/>
          <table:table-cell table:style-name="ce2" office:value-type="string" calcext:value-type="string">
            <text:p>ɑ</text:p>
          </table:table-cell>
          <table:table-cell table:style-name="ce3" office:value-type="float" office:value="0.00521" calcext:value-type="float">
            <text:p>5.21E-03</text:p>
          </table:table-cell>
          <table:table-cell table:number-columns-repeated="101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8" calcext:value-type="float">
            <text:p>68</text:p>
          </table:table-cell>
          <table:table-cell table:formula="of:=([.A5]/[.B5])*1000" office:value-type="float" office:value="5.88235294117647" calcext:value-type="float">
            <text:p>5.88235294117647</text:p>
          </table:table-cell>
          <table:table-cell table:formula="of:=([.A5]*[.B5])/1000" office:value-type="float" office:value="0.0272" calcext:value-type="float">
            <text:p>0.0272</text:p>
          </table:table-cell>
          <table:table-cell table:formula="of:=(-[.$J$4]+SQRT([.$J$4]^2-4*[.$J$5]*(1-([.C5]/[.$J$6]))))/(2*[.$J$5])" office:value-type="float" office:value="529.779965618312" calcext:value-type="float">
            <text:p>529.779965618312</text:p>
          </table:table-cell>
          <table:table-cell table:formula="of:=[.E5]^4" office:value-type="float" office:value="78773859341.7063" calcext:value-type="float">
            <text:p>78773859341.7063</text:p>
          </table:table-cell>
          <table:table-cell table:number-columns-repeated="2"/>
          <table:table-cell table:style-name="ce2" office:value-type="string" calcext:value-type="string">
            <text:p>β</text:p>
          </table:table-cell>
          <table:table-cell table:style-name="ce3" office:value-type="float" office:value="0.00000072" calcext:value-type="float">
            <text:p>7.20E-07</text:p>
          </table:table-cell>
          <table:table-cell table:number-columns-repeated="101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8.1" calcext:value-type="float">
            <text:p>78.1</text:p>
          </table:table-cell>
          <table:table-cell table:formula="of:=([.A6]/[.B6])*1000" office:value-type="float" office:value="6.40204865556978" calcext:value-type="float">
            <text:p>6.40204865556978</text:p>
          </table:table-cell>
          <table:table-cell table:formula="of:=([.A6]*[.B6])/1000" office:value-type="float" office:value="0.03905" calcext:value-type="float">
            <text:p>0.03905</text:p>
          </table:table-cell>
          <table:table-cell table:formula="of:=(-[.$J$4]+SQRT([.$J$4]^2-4*[.$J$5]*(1-([.C6]/[.$J$6]))))/(2*[.$J$5])" office:value-type="float" office:value="587.979286791665" calcext:value-type="float">
            <text:p>587.979286791665</text:p>
          </table:table-cell>
          <table:table-cell table:formula="of:=[.E6]^4" office:value-type="float" office:value="119522070654.435" calcext:value-type="float">
            <text:p>119522070654.435</text:p>
          </table:table-cell>
          <table:table-cell table:number-columns-repeated="2"/>
          <table:table-cell office:value-type="string" calcext:value-type="string">
            <text:p>R0</text:p>
          </table:table-cell>
          <table:table-cell table:formula="of:=[.C10]/(1+[.J4]*[.J3]+[.J5]*[.J3]^2)" office:value-type="float" office:value="1.48460523752892" calcext:value-type="float">
            <text:p>1.48460523752892</text:p>
          </table:table-cell>
          <table:table-cell table:number-columns-repeated="101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4.9" calcext:value-type="float">
            <text:p>84.9</text:p>
          </table:table-cell>
          <table:table-cell table:formula="of:=([.A7]/[.B7])*1000" office:value-type="float" office:value="7.06713780918728" calcext:value-type="float">
            <text:p>7.06713780918728</text:p>
          </table:table-cell>
          <table:table-cell table:formula="of:=([.A7]*[.B7])/1000" office:value-type="float" office:value="0.05094" calcext:value-type="float">
            <text:p>0.05094</text:p>
          </table:table-cell>
          <table:table-cell table:formula="of:=(-[.$J$4]+SQRT([.$J$4]^2-4*[.$J$5]*(1-([.C7]/[.$J$6]))))/(2*[.$J$5])" office:value-type="float" office:value="661.306339238734" calcext:value-type="float">
            <text:p>661.306339238734</text:p>
          </table:table-cell>
          <table:table-cell table:formula="of:=[.E7]^4" office:value-type="float" office:value="191254095277.812" calcext:value-type="float">
            <text:p>191254095277.812</text:p>
          </table:table-cell>
          <table:table-cell table:number-columns-repeated="1018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95.3" calcext:value-type="float">
            <text:p>95.3</text:p>
          </table:table-cell>
          <table:table-cell table:formula="of:=([.A8]/[.B8])*1000" office:value-type="float" office:value="7.34522560335782" calcext:value-type="float">
            <text:p>7.34522560335782</text:p>
          </table:table-cell>
          <table:table-cell table:formula="of:=([.A8]*[.B8])/1000" office:value-type="float" office:value="0.06671" calcext:value-type="float">
            <text:p>0.06671</text:p>
          </table:table-cell>
          <table:table-cell table:formula="of:=(-[.$J$4]+SQRT([.$J$4]^2-4*[.$J$5]*(1-([.C8]/[.$J$6]))))/(2*[.$J$5])" office:value-type="float" office:value="691.596052141914" calcext:value-type="float">
            <text:p>691.596052141914</text:p>
          </table:table-cell>
          <table:table-cell table:formula="of:=[.E8]^4" office:value-type="float" office:value="228775768053.002" calcext:value-type="float">
            <text:p>228775768053.002</text:p>
          </table:table-cell>
          <table:table-cell table:number-columns-repeated="101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0.3" calcext:value-type="float">
            <text:p>100.3</text:p>
          </table:table-cell>
          <table:table-cell table:formula="of:=([.A9]/[.B9])*1000" office:value-type="float" office:value="7.97607178464606" calcext:value-type="float">
            <text:p>7.97607178464606</text:p>
          </table:table-cell>
          <table:table-cell table:formula="of:=([.A9]*[.B9])/1000" office:value-type="float" office:value="0.08024" calcext:value-type="float">
            <text:p>0.08024</text:p>
          </table:table-cell>
          <table:table-cell table:formula="of:=(-[.$J$4]+SQRT([.$J$4]^2-4*[.$J$5]*(1-([.C9]/[.$J$6]))))/(2*[.$J$5])" office:value-type="float" office:value="759.531779059579" calcext:value-type="float">
            <text:p>759.531779059579</text:p>
          </table:table-cell>
          <table:table-cell table:formula="of:=[.E9]^4" office:value-type="float" office:value="332800368432.257" calcext:value-type="float">
            <text:p>332800368432.257</text:p>
          </table:table-cell>
          <table:table-cell table:number-columns-repeated="1018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7.7" calcext:value-type="float">
            <text:p>107.7</text:p>
          </table:table-cell>
          <table:table-cell table:formula="of:=([.A10]/[.B10])*1000" office:value-type="float" office:value="8.35654596100279" calcext:value-type="float">
            <text:p>8.35654596100279</text:p>
          </table:table-cell>
          <table:table-cell table:formula="of:=([.A10]*[.B10])/1000" office:value-type="float" office:value="0.09693" calcext:value-type="float">
            <text:p>0.09693</text:p>
          </table:table-cell>
          <table:table-cell table:formula="of:=(-[.$J$4]+SQRT([.$J$4]^2-4*[.$J$5]*(1-([.C10]/[.$J$6]))))/(2*[.$J$5])" office:value-type="float" office:value="800" calcext:value-type="float">
            <text:p>800</text:p>
          </table:table-cell>
          <table:table-cell table:formula="of:=[.E10]^4" office:value-type="float" office:value="409600000000" calcext:value-type="float">
            <text:p>40960000000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.5" calcext:value-type="float">
            <text:p>116.5</text:p>
          </table:table-cell>
          <table:table-cell table:formula="of:=([.A11]/[.B11])*1000" office:value-type="float" office:value="8.58369098712446" calcext:value-type="float">
            <text:p>8.58369098712446</text:p>
          </table:table-cell>
          <table:table-cell table:formula="of:=([.A11]*[.B11])/1000" office:value-type="float" office:value="0.1165" calcext:value-type="float">
            <text:p>0.1165</text:p>
          </table:table-cell>
          <table:table-cell table:formula="of:=(-[.$J$4]+SQRT([.$J$4]^2-4*[.$J$5]*(1-([.C11]/[.$J$6]))))/(2*[.$J$5])" office:value-type="float" office:value="823.983986070387" calcext:value-type="float">
            <text:p>823.983986070387</text:p>
          </table:table-cell>
          <table:table-cell table:formula="of:=[.E11]^4" office:value-type="float" office:value="460972571969.224" calcext:value-type="float">
            <text:p>460972571969.224</text:p>
          </table:table-cell>
          <table:table-cell table:number-columns-repeated="1018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20.3" calcext:value-type="float">
            <text:p>120.3</text:p>
          </table:table-cell>
          <table:table-cell table:formula="of:=([.A12]/[.B12])*1000" office:value-type="float" office:value="9.14380714879468" calcext:value-type="float">
            <text:p>9.14380714879468</text:p>
          </table:table-cell>
          <table:table-cell table:formula="of:=([.A12]*[.B12])/1000" office:value-type="float" office:value="0.13233" calcext:value-type="float">
            <text:p>0.13233</text:p>
          </table:table-cell>
          <table:table-cell table:formula="of:=(-[.$J$4]+SQRT([.$J$4]^2-4*[.$J$5]*(1-([.C12]/[.$J$6]))))/(2*[.$J$5])" office:value-type="float" office:value="882.579878462927" calcext:value-type="float">
            <text:p>882.579878462927</text:p>
          </table:table-cell>
          <table:table-cell table:formula="of:=[.E12]^4" office:value-type="float" office:value="606758805613.197" calcext:value-type="float">
            <text:p>606758805613.197</text:p>
          </table:table-cell>
          <table:table-cell table:number-columns-repeated="1018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27.7" calcext:value-type="float">
            <text:p>127.7</text:p>
          </table:table-cell>
          <table:table-cell table:formula="of:=([.A13]/[.B13])*1000" office:value-type="float" office:value="9.39702427564605" calcext:value-type="float">
            <text:p>9.39702427564605</text:p>
          </table:table-cell>
          <table:table-cell table:formula="of:=([.A13]*[.B13])/1000" office:value-type="float" office:value="0.15324" calcext:value-type="float">
            <text:p>0.15324</text:p>
          </table:table-cell>
          <table:table-cell table:formula="of:=(-[.$J$4]+SQRT([.$J$4]^2-4*[.$J$5]*(1-([.C13]/[.$J$6]))))/(2*[.$J$5])" office:value-type="float" office:value="908.820947303468" calcext:value-type="float">
            <text:p>908.820947303468</text:p>
          </table:table-cell>
          <table:table-cell table:formula="of:=[.E13]^4" office:value-type="float" office:value="682202511532.493" calcext:value-type="float">
            <text:p>682202511532.493</text:p>
          </table:table-cell>
          <table:table-cell table:number-columns-repeated="1018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34.2" calcext:value-type="float">
            <text:p>134.2</text:p>
          </table:table-cell>
          <table:table-cell table:formula="of:=([.A14]/[.B14])*1000" office:value-type="float" office:value="9.68703427719821" calcext:value-type="float">
            <text:p>9.68703427719821</text:p>
          </table:table-cell>
          <table:table-cell table:formula="of:=([.A14]*[.B14])/1000" office:value-type="float" office:value="0.17446" calcext:value-type="float">
            <text:p>0.17446</text:p>
          </table:table-cell>
          <table:table-cell table:formula="of:=(-[.$J$4]+SQRT([.$J$4]^2-4*[.$J$5]*(1-([.C14]/[.$J$6]))))/(2*[.$J$5])" office:value-type="float" office:value="938.689244958454" calcext:value-type="float">
            <text:p>938.689244958454</text:p>
          </table:table-cell>
          <table:table-cell table:formula="of:=[.E14]^4" office:value-type="float" office:value="776403291440.25" calcext:value-type="float">
            <text:p>776403291440.25</text:p>
          </table:table-cell>
          <table:table-cell table:number-columns-repeated="1018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41.5" calcext:value-type="float">
            <text:p>141.5</text:p>
          </table:table-cell>
          <table:table-cell table:formula="of:=([.A15]/[.B15])*1000" office:value-type="float" office:value="9.89399293286219" calcext:value-type="float">
            <text:p>9.89399293286219</text:p>
          </table:table-cell>
          <table:table-cell table:formula="of:=([.A15]*[.B15])/1000" office:value-type="float" office:value="0.1981" calcext:value-type="float">
            <text:p>0.1981</text:p>
          </table:table-cell>
          <table:table-cell table:formula="of:=(-[.$J$4]+SQRT([.$J$4]^2-4*[.$J$5]*(1-([.C15]/[.$J$6]))))/(2*[.$J$5])" office:value-type="float" office:value="959.884884378685" calcext:value-type="float">
            <text:p>959.884884378685</text:p>
          </table:table-cell>
          <table:table-cell table:formula="of:=[.E15]^4" office:value-type="float" office:value="848939245532.866" calcext:value-type="float">
            <text:p>848939245532.866</text:p>
          </table:table-cell>
          <table:table-cell table:number-columns-repeated="1018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49" calcext:value-type="float">
            <text:p>149</text:p>
          </table:table-cell>
          <table:table-cell table:formula="of:=([.A16]/[.B16])*1000" office:value-type="float" office:value="10.0671140939597" calcext:value-type="float">
            <text:p>10.0671140939597</text:p>
          </table:table-cell>
          <table:table-cell table:formula="of:=([.A16]*[.B16])/1000" office:value-type="float" office:value="0.2235" calcext:value-type="float">
            <text:p>0.2235</text:p>
          </table:table-cell>
          <table:table-cell table:formula="of:=(-[.$J$4]+SQRT([.$J$4]^2-4*[.$J$5]*(1-([.C16]/[.$J$6]))))/(2*[.$J$5])" office:value-type="float" office:value="977.53997305597" calcext:value-type="float">
            <text:p>977.53997305597</text:p>
          </table:table-cell>
          <table:table-cell table:formula="of:=[.E16]^4" office:value-type="float" office:value="913141543463.63" calcext:value-type="float">
            <text:p>913141543463.63</text:p>
          </table:table-cell>
          <table:table-cell table:number-columns-repeated="1018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51.4" calcext:value-type="float">
            <text:p>151.4</text:p>
          </table:table-cell>
          <table:table-cell table:formula="of:=([.A17]/[.B17])*1000" office:value-type="float" office:value="10.5680317040951" calcext:value-type="float">
            <text:p>10.5680317040951</text:p>
          </table:table-cell>
          <table:table-cell table:formula="of:=([.A17]*[.B17])/1000" office:value-type="float" office:value="0.24224" calcext:value-type="float">
            <text:p>0.24224</text:p>
          </table:table-cell>
          <table:table-cell table:formula="of:=(-[.$J$4]+SQRT([.$J$4]^2-4*[.$J$5]*(1-([.C17]/[.$J$6]))))/(2*[.$J$5])" office:value-type="float" office:value="1028.24624434175" calcext:value-type="float">
            <text:p>1028.24624434175</text:p>
          </table:table-cell>
          <table:table-cell table:formula="of:=[.E17]^4" office:value-type="float" office:value="1117862860948.89" calcext:value-type="float">
            <text:p>1117862860948.89</text:p>
          </table:table-cell>
          <table:table-cell table:number-columns-repeated="1018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59.3" calcext:value-type="float">
            <text:p>159.3</text:p>
          </table:table-cell>
          <table:table-cell table:formula="of:=([.A18]/[.B18])*1000" office:value-type="float" office:value="10.6716886377903" calcext:value-type="float">
            <text:p>10.6716886377903</text:p>
          </table:table-cell>
          <table:table-cell table:formula="of:=([.A18]*[.B18])/1000" office:value-type="float" office:value="0.27081" calcext:value-type="float">
            <text:p>0.27081</text:p>
          </table:table-cell>
          <table:table-cell table:formula="of:=(-[.$J$4]+SQRT([.$J$4]^2-4*[.$J$5]*(1-([.C18]/[.$J$6]))))/(2*[.$J$5])" office:value-type="float" office:value="1038.67015229633" calcext:value-type="float">
            <text:p>1038.67015229633</text:p>
          </table:table-cell>
          <table:table-cell table:formula="of:=[.E18]^4" office:value-type="float" office:value="1163886435814.74" calcext:value-type="float">
            <text:p>1163886435814.74</text:p>
          </table:table-cell>
          <table:table-cell table:number-columns-repeated="1018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62.2" calcext:value-type="float">
            <text:p>162.2</text:p>
          </table:table-cell>
          <table:table-cell table:formula="of:=([.A19]/[.B19])*1000" office:value-type="float" office:value="11.0974106041924" calcext:value-type="float">
            <text:p>11.0974106041924</text:p>
          </table:table-cell>
          <table:table-cell table:formula="of:=([.A19]*[.B19])/1000" office:value-type="float" office:value="0.29196" calcext:value-type="float">
            <text:p>0.29196</text:p>
          </table:table-cell>
          <table:table-cell table:formula="of:=(-[.$J$4]+SQRT([.$J$4]^2-4*[.$J$5]*(1-([.C19]/[.$J$6]))))/(2*[.$J$5])" office:value-type="float" office:value="1081.23895380147" calcext:value-type="float">
            <text:p>1081.23895380147</text:p>
          </table:table-cell>
          <table:table-cell table:formula="of:=[.E19]^4" office:value-type="float" office:value="1366742610692.41" calcext:value-type="float">
            <text:p>1366742610692.41</text:p>
          </table:table-cell>
          <table:table-cell table:number-columns-repeated="1018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71.6" calcext:value-type="float">
            <text:p>171.6</text:p>
          </table:table-cell>
          <table:table-cell table:formula="of:=([.A20]/[.B20])*1000" office:value-type="float" office:value="11.0722610722611" calcext:value-type="float">
            <text:p>11.0722610722611</text:p>
          </table:table-cell>
          <table:table-cell table:formula="of:=([.A20]*[.B20])/1000" office:value-type="float" office:value="0.32604" calcext:value-type="float">
            <text:p>0.32604</text:p>
          </table:table-cell>
          <table:table-cell table:formula="of:=(-[.$J$4]+SQRT([.$J$4]^2-4*[.$J$5]*(1-([.C20]/[.$J$6]))))/(2*[.$J$5])" office:value-type="float" office:value="1078.73492404516" calcext:value-type="float">
            <text:p>1078.73492404516</text:p>
          </table:table-cell>
          <table:table-cell table:formula="of:=[.E20]^4" office:value-type="float" office:value="1354125626170.7" calcext:value-type="float">
            <text:p>1354125626170.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.2" calcext:value-type="float">
            <text:p>174.2</text:p>
          </table:table-cell>
          <table:table-cell table:formula="of:=([.A21]/[.B21])*1000" office:value-type="float" office:value="11.4810562571757" calcext:value-type="float">
            <text:p>11.4810562571757</text:p>
          </table:table-cell>
          <table:table-cell table:formula="of:=([.A21]*[.B21])/1000" office:value-type="float" office:value="0.3484" calcext:value-type="float">
            <text:p>0.3484</text:p>
          </table:table-cell>
          <table:table-cell table:formula="of:=(-[.$J$4]+SQRT([.$J$4]^2-4*[.$J$5]*(1-([.C21]/[.$J$6]))))/(2*[.$J$5])" office:value-type="float" office:value="1119.27279582264" calcext:value-type="float">
            <text:p>1119.27279582264</text:p>
          </table:table-cell>
          <table:table-cell table:formula="of:=[.E21]^4" office:value-type="float" office:value="1569436660390.85" calcext:value-type="float">
            <text:p>1569436660390.85</text:p>
          </table:table-cell>
          <table:table-cell table:number-columns-repeated="1018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01.4" calcext:value-type="float">
            <text:p>201.4</text:p>
          </table:table-cell>
          <table:table-cell table:formula="of:=([.A22]/[.B22])*1000" office:value-type="float" office:value="12.4131082423039" calcext:value-type="float">
            <text:p>12.4131082423039</text:p>
          </table:table-cell>
          <table:table-cell table:formula="of:=([.A22]*[.B22])/1000" office:value-type="float" office:value="0.5035" calcext:value-type="float">
            <text:p>0.5035</text:p>
          </table:table-cell>
          <table:table-cell table:formula="of:=(-[.$J$4]+SQRT([.$J$4]^2-4*[.$J$5]*(1-([.C22]/[.$J$6]))))/(2*[.$J$5])" office:value-type="float" office:value="1210.42661651339" calcext:value-type="float">
            <text:p>1210.42661651339</text:p>
          </table:table-cell>
          <table:table-cell table:formula="of:=[.E22]^4" office:value-type="float" office:value="2146613517895.8" calcext:value-type="float">
            <text:p>2146613517895.8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3.4" calcext:value-type="float">
            <text:p>223.4</text:p>
          </table:table-cell>
          <table:table-cell table:formula="of:=([.A23]/[.B23])*1000" office:value-type="float" office:value="13.4288272157565" calcext:value-type="float">
            <text:p>13.4288272157565</text:p>
          </table:table-cell>
          <table:table-cell table:formula="of:=([.A23]*[.B23])/1000" office:value-type="float" office:value="0.6702" calcext:value-type="float">
            <text:p>0.6702</text:p>
          </table:table-cell>
          <table:table-cell table:formula="of:=(-[.$J$4]+SQRT([.$J$4]^2-4*[.$J$5]*(1-([.C23]/[.$J$6]))))/(2*[.$J$5])" office:value-type="float" office:value="1307.84263907618" calcext:value-type="float">
            <text:p>1307.84263907618</text:p>
          </table:table-cell>
          <table:table-cell table:formula="of:=[.E23]^4" office:value-type="float" office:value="2925647305200.63" calcext:value-type="float">
            <text:p>2925647305200.63</text:p>
          </table:table-cell>
          <table:table-cell table:number-columns-repeated="1018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43.5" calcext:value-type="float">
            <text:p>243.5</text:p>
          </table:table-cell>
          <table:table-cell table:formula="of:=([.A24]/[.B24])*1000" office:value-type="float" office:value="14.3737166324435" calcext:value-type="float">
            <text:p>14.3737166324435</text:p>
          </table:table-cell>
          <table:table-cell table:formula="of:=([.A24]*[.B24])/1000" office:value-type="float" office:value="0.85225" calcext:value-type="float">
            <text:p>0.85225</text:p>
          </table:table-cell>
          <table:table-cell table:formula="of:=(-[.$J$4]+SQRT([.$J$4]^2-4*[.$J$5]*(1-([.C24]/[.$J$6]))))/(2*[.$J$5])" office:value-type="float" office:value="1396.76677132265" calcext:value-type="float">
            <text:p>1396.76677132265</text:p>
          </table:table-cell>
          <table:table-cell table:formula="of:=[.E24]^4" office:value-type="float" office:value="3806234829177.87" calcext:value-type="float">
            <text:p>3806234829177.8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.7" calcext:value-type="float">
            <text:p>266.7</text:p>
          </table:table-cell>
          <table:table-cell table:formula="of:=([.A25]/[.B25])*1000" office:value-type="float" office:value="14.9981252343457" calcext:value-type="float">
            <text:p>14.9981252343457</text:p>
          </table:table-cell>
          <table:table-cell table:formula="of:=([.A25]*[.B25])/1000" office:value-type="float" office:value="1.0668" calcext:value-type="float">
            <text:p>1.0668</text:p>
          </table:table-cell>
          <table:table-cell table:formula="of:=(-[.$J$4]+SQRT([.$J$4]^2-4*[.$J$5]*(1-([.C25]/[.$J$6]))))/(2*[.$J$5])" office:value-type="float" office:value="1454.67490551337" calcext:value-type="float">
            <text:p>1454.67490551337</text:p>
          </table:table-cell>
          <table:table-cell table:formula="of:=[.E25]^4" office:value-type="float" office:value="4477790675904.57" calcext:value-type="float">
            <text:p>4477790675904.57</text:p>
          </table:table-cell>
          <table:table-cell table:number-columns-repeated="1018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84.6" calcext:value-type="float">
            <text:p>284.6</text:p>
          </table:table-cell>
          <table:table-cell table:formula="of:=([.A26]/[.B26])*1000" office:value-type="float" office:value="15.8116654954322" calcext:value-type="float">
            <text:p>15.8116654954322</text:p>
          </table:table-cell>
          <table:table-cell table:formula="of:=([.A26]*[.B26])/1000" office:value-type="float" office:value="1.2807" calcext:value-type="float">
            <text:p>1.2807</text:p>
          </table:table-cell>
          <table:table-cell table:formula="of:=(-[.$J$4]+SQRT([.$J$4]^2-4*[.$J$5]*(1-([.C26]/[.$J$6]))))/(2*[.$J$5])" office:value-type="float" office:value="1529.14596973295" calcext:value-type="float">
            <text:p>1529.14596973295</text:p>
          </table:table-cell>
          <table:table-cell table:formula="of:=[.E26]^4" office:value-type="float" office:value="5467587949802.41" calcext:value-type="float">
            <text:p>5467587949802.4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2.6" calcext:value-type="float">
            <text:p>302.6</text:p>
          </table:table-cell>
          <table:table-cell table:formula="of:=([.A27]/[.B27])*1000" office:value-type="float" office:value="16.5234633179114" calcext:value-type="float">
            <text:p>16.5234633179114</text:p>
          </table:table-cell>
          <table:table-cell table:formula="of:=([.A27]*[.B27])/1000" office:value-type="float" office:value="1.513" calcext:value-type="float">
            <text:p>1.513</text:p>
          </table:table-cell>
          <table:table-cell table:formula="of:=(-[.$J$4]+SQRT([.$J$4]^2-4*[.$J$5]*(1-([.C27]/[.$J$6]))))/(2*[.$J$5])" office:value-type="float" office:value="1593.43078841529" calcext:value-type="float">
            <text:p>1593.43078841529</text:p>
          </table:table-cell>
          <table:table-cell table:formula="of:=[.E27]^4" office:value-type="float" office:value="6446631078661.42" calcext:value-type="float">
            <text:p>6446631078661.42</text:p>
          </table:table-cell>
          <table:table-cell table:number-columns-repeated="1018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21.1" calcext:value-type="float">
            <text:p>321.1</text:p>
          </table:table-cell>
          <table:table-cell table:formula="of:=([.A28]/[.B28])*1000" office:value-type="float" office:value="17.1286203674868" calcext:value-type="float">
            <text:p>17.1286203674868</text:p>
          </table:table-cell>
          <table:table-cell table:formula="of:=([.A28]*[.B28])/1000" office:value-type="float" office:value="1.76605" calcext:value-type="float">
            <text:p>1.76605</text:p>
          </table:table-cell>
          <table:table-cell table:formula="of:=(-[.$J$4]+SQRT([.$J$4]^2-4*[.$J$5]*(1-([.C28]/[.$J$6]))))/(2*[.$J$5])" office:value-type="float" office:value="1647.46729778561" calcext:value-type="float">
            <text:p>1647.46729778561</text:p>
          </table:table-cell>
          <table:table-cell table:formula="of:=[.E28]^4" office:value-type="float" office:value="7366602065249.48" calcext:value-type="float">
            <text:p>7366602065249.48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7.6" calcext:value-type="float">
            <text:p>337.6</text:p>
          </table:table-cell>
          <table:table-cell table:formula="of:=([.A29]/[.B29])*1000" office:value-type="float" office:value="17.7725118483412" calcext:value-type="float">
            <text:p>17.7725118483412</text:p>
          </table:table-cell>
          <table:table-cell table:formula="of:=([.A29]*[.B29])/1000" office:value-type="float" office:value="2.0256" calcext:value-type="float">
            <text:p>2.0256</text:p>
          </table:table-cell>
          <table:table-cell table:formula="of:=(-[.$J$4]+SQRT([.$J$4]^2-4*[.$J$5]*(1-([.C29]/[.$J$6]))))/(2*[.$J$5])" office:value-type="float" office:value="1704.36015977462" calcext:value-type="float">
            <text:p>1704.36015977462</text:p>
          </table:table-cell>
          <table:table-cell table:formula="of:=[.E29]^4" office:value-type="float" office:value="8438116074533.99" calcext:value-type="float">
            <text:p>8438116074533.99</text:p>
          </table:table-cell>
          <table:table-cell table:number-columns-repeated="1018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57" calcext:value-type="float">
            <text:p>357</text:p>
          </table:table-cell>
          <table:table-cell table:formula="of:=([.A30]/[.B30])*1000" office:value-type="float" office:value="18.2072829131653" calcext:value-type="float">
            <text:p>18.2072829131653</text:p>
          </table:table-cell>
          <table:table-cell table:formula="of:=([.A30]*[.B30])/1000" office:value-type="float" office:value="2.3205" calcext:value-type="float">
            <text:p>2.3205</text:p>
          </table:table-cell>
          <table:table-cell table:formula="of:=(-[.$J$4]+SQRT([.$J$4]^2-4*[.$J$5]*(1-([.C30]/[.$J$6]))))/(2*[.$J$5])" office:value-type="float" office:value="1742.43409501595" calcext:value-type="float">
            <text:p>1742.43409501595</text:p>
          </table:table-cell>
          <table:table-cell table:formula="of:=[.E30]^4" office:value-type="float" office:value="9217760972142.25" calcext:value-type="float">
            <text:p>9217760972142.2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2.2" calcext:value-type="float">
            <text:p>372.2</text:p>
          </table:table-cell>
          <table:table-cell table:formula="of:=([.A31]/[.B31])*1000" office:value-type="float" office:value="18.8070929607738" calcext:value-type="float">
            <text:p>18.8070929607738</text:p>
          </table:table-cell>
          <table:table-cell table:formula="of:=([.A31]*[.B31])/1000" office:value-type="float" office:value="2.6054" calcext:value-type="float">
            <text:p>2.6054</text:p>
          </table:table-cell>
          <table:table-cell table:formula="of:=(-[.$J$4]+SQRT([.$J$4]^2-4*[.$J$5]*(1-([.C31]/[.$J$6]))))/(2*[.$J$5])" office:value-type="float" office:value="1794.52128294386" calcext:value-type="float">
            <text:p>1794.52128294386</text:p>
          </table:table-cell>
          <table:table-cell table:formula="of:=[.E31]^4" office:value-type="float" office:value="10370374823028.8" calcext:value-type="float">
            <text:p>10370374823028.8</text:p>
          </table:table-cell>
          <table:table-cell table:number-columns-repeated="1018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86.7" calcext:value-type="float">
            <text:p>386.7</text:p>
          </table:table-cell>
          <table:table-cell table:formula="of:=([.A32]/[.B32])*1000" office:value-type="float" office:value="19.3948797517455" calcext:value-type="float">
            <text:p>19.3948797517455</text:p>
          </table:table-cell>
          <table:table-cell table:formula="of:=([.A32]*[.B32])/1000" office:value-type="float" office:value="2.90025" calcext:value-type="float">
            <text:p>2.90025</text:p>
          </table:table-cell>
          <table:table-cell table:formula="of:=(-[.$J$4]+SQRT([.$J$4]^2-4*[.$J$5]*(1-([.C32]/[.$J$6]))))/(2*[.$J$5])" office:value-type="float" office:value="1845.08261634953" calcext:value-type="float">
            <text:p>1845.08261634953</text:p>
          </table:table-cell>
          <table:table-cell table:formula="of:=[.E32]^4" office:value-type="float" office:value="11589461803553.2" calcext:value-type="float">
            <text:p>11589461803553.2</text:p>
          </table:table-cell>
          <table:table-cell table:number-columns-repeated="1018"/>
        </table:table-row>
      </table:table>
      <table:table table:name="Graphs" table:style-name="ta1"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P (W)</text:p>
          </table:table-cell>
          <table:table-cell table:style-name="ce31" office:value-type="string" calcext:value-type="string">
            <text:p>T^4 (K^4)</text:p>
          </table:table-cell>
          <table:table-cell table:style-name="ce31" office:value-type="string" calcext:value-type="string">
            <text:p>P (W)</text:p>
          </table:table-cell>
          <table:table-cell table:style-name="ce34" office:value-type="string" calcext:value-type="string">
            <text:p>T^4 – Ta^4</text:p>
          </table:table-cell>
          <table:table-cell table:number-columns-repeated="4"/>
        </table:table-row>
        <table:table-row table:style-name="ro1">
          <table:table-cell office:value-type="float" office:value="0.00293" calcext:value-type="float">
            <text:p>0.00293</text:p>
          </table:table-cell>
          <table:table-cell office:value-type="float" office:value="5311737983.53645" calcext:value-type="float">
            <text:p>5311737983.53645</text:p>
          </table:table-cell>
          <table:table-cell office:value-type="float" office:value="0.00293" calcext:value-type="float">
            <text:p>0.00293</text:p>
          </table:table-cell>
          <table:table-cell table:formula="of:=[.B2]-([.H2]^4)" office:value-type="float" office:value="-2390792682.96746" calcext:value-type="float">
            <text:p>-2390792682.96746</text:p>
          </table:table-cell>
          <table:table-cell table:number-columns-repeated="2"/>
          <table:table-cell office:value-type="string" calcext:value-type="string">
            <text:p>Ta</text:p>
          </table:table-cell>
          <table:table-cell table:formula="of:=23.1+273.15" office:value-type="float" office:value="296.25" calcext:value-type="float">
            <text:p>296.25</text:p>
          </table:table-cell>
        </table:table-row>
        <table:table-row table:style-name="ro1">
          <table:table-cell office:value-type="float" office:value="0.0094" calcext:value-type="float">
            <text:p>0.0094</text:p>
          </table:table-cell>
          <table:table-cell office:value-type="float" office:value="20178184842.7062" calcext:value-type="float">
            <text:p>20178184842.7062</text:p>
          </table:table-cell>
          <table:table-cell office:value-type="float" office:value="0.0094" calcext:value-type="float">
            <text:p>0.0094</text:p>
          </table:table-cell>
          <table:table-cell table:formula="of:=[.B3]-([.H3]^4)" office:value-type="float" office:value="20178184842.7062" calcext:value-type="float">
            <text:p>20178184842.7062</text:p>
          </table:table-cell>
          <table:table-cell table:number-columns-repeated="4"/>
        </table:table-row>
        <table:table-row table:style-name="ro1">
          <table:table-cell office:value-type="float" office:value="0.01746" calcext:value-type="float">
            <text:p>0.01746</text:p>
          </table:table-cell>
          <table:table-cell office:value-type="float" office:value="56704997364.8173" calcext:value-type="float">
            <text:p>56704997364.8173</text:p>
          </table:table-cell>
          <table:table-cell office:value-type="float" office:value="0.01746" calcext:value-type="float">
            <text:p>0.01746</text:p>
          </table:table-cell>
          <table:table-cell table:formula="of:=[.B4]-([.H4]^4)" office:value-type="float" office:value="56704997364.8173" calcext:value-type="float">
            <text:p>56704997364.8173</text:p>
          </table:table-cell>
          <table:table-cell table:number-columns-repeated="4"/>
        </table:table-row>
        <table:table-row table:style-name="ro1">
          <table:table-cell office:value-type="float" office:value="0.0288" calcext:value-type="float">
            <text:p>0.0288</text:p>
          </table:table-cell>
          <table:table-cell office:value-type="float" office:value="82878176406.8731" calcext:value-type="float">
            <text:p>82878176406.8731</text:p>
          </table:table-cell>
          <table:table-cell office:value-type="float" office:value="0.0288" calcext:value-type="float">
            <text:p>0.0288</text:p>
          </table:table-cell>
          <table:table-cell table:formula="of:=[.B5]-([.H5]^4)" office:value-type="float" office:value="82878176406.8731" calcext:value-type="float">
            <text:p>82878176406.8731</text:p>
          </table:table-cell>
          <table:table-cell table:number-columns-repeated="4"/>
        </table:table-row>
        <table:table-row table:style-name="ro1">
          <table:table-cell office:value-type="float" office:value="0.0405" calcext:value-type="float">
            <text:p>0.0405</text:p>
          </table:table-cell>
          <table:table-cell office:value-type="float" office:value="138672507520.388" calcext:value-type="float">
            <text:p>138672507520.388</text:p>
          </table:table-cell>
          <table:table-cell office:value-type="float" office:value="0.0405" calcext:value-type="float">
            <text:p>0.0405</text:p>
          </table:table-cell>
          <table:table-cell table:formula="of:=[.B6]-([.H6]^4)" office:value-type="float" office:value="138672507520.388" calcext:value-type="float">
            <text:p>138672507520.388</text:p>
          </table:table-cell>
          <table:table-cell table:number-columns-repeated="4"/>
        </table:table-row>
        <table:table-row table:style-name="ro1">
          <table:table-cell office:value-type="float" office:value="0.05238" calcext:value-type="float">
            <text:p>0.05238</text:p>
          </table:table-cell>
          <table:table-cell office:value-type="float" office:value="229672817988.547" calcext:value-type="float">
            <text:p>229672817988.547</text:p>
          </table:table-cell>
          <table:table-cell office:value-type="float" office:value="0.05238" calcext:value-type="float">
            <text:p>0.05238</text:p>
          </table:table-cell>
          <table:table-cell table:formula="of:=[.B7]-([.H7]^4)" office:value-type="float" office:value="229672817988.547" calcext:value-type="float">
            <text:p>229672817988.547</text:p>
          </table:table-cell>
          <table:table-cell table:number-columns-repeated="4"/>
        </table:table-row>
        <table:table-row table:style-name="ro1">
          <table:table-cell office:value-type="float" office:value="0.0665" calcext:value-type="float">
            <text:p>0.0665</text:p>
          </table:table-cell>
          <table:table-cell office:value-type="float" office:value="315427327252.645" calcext:value-type="float">
            <text:p>315427327252.645</text:p>
          </table:table-cell>
          <table:table-cell office:value-type="float" office:value="0.0665" calcext:value-type="float">
            <text:p>0.0665</text:p>
          </table:table-cell>
          <table:table-cell table:formula="of:=[.B8]-([.H8]^4)" office:value-type="float" office:value="315427327252.645" calcext:value-type="float">
            <text:p>315427327252.645</text:p>
          </table:table-cell>
          <table:table-cell table:number-columns-repeated="4"/>
        </table:table-row>
        <table:table-row table:style-name="ro1">
          <table:table-cell office:value-type="float" office:value="0.08192" calcext:value-type="float">
            <text:p>0.08192</text:p>
          </table:table-cell>
          <table:table-cell office:value-type="float" office:value="409600000000" calcext:value-type="float">
            <text:p>409600000000</text:p>
          </table:table-cell>
          <table:table-cell office:value-type="float" office:value="0.08192" calcext:value-type="float">
            <text:p>0.08192</text:p>
          </table:table-cell>
          <table:table-cell table:formula="of:=[.B9]-([.H9]^4)" office:value-type="float" office:value="409600000000" calcext:value-type="float">
            <text:p>409600000000</text:p>
          </table:table-cell>
          <table:table-cell table:number-columns-repeated="4"/>
        </table:table-row>
        <table:table-row table:style-name="ro1">
          <table:table-cell office:value-type="float" office:value="0.09576" calcext:value-type="float">
            <text:p>0.09576</text:p>
          </table:table-cell>
          <table:table-cell office:value-type="float" office:value="579720786957.435" calcext:value-type="float">
            <text:p>579720786957.435</text:p>
          </table:table-cell>
          <table:table-cell office:value-type="float" office:value="0.09576" calcext:value-type="float">
            <text:p>0.09576</text:p>
          </table:table-cell>
          <table:table-cell table:formula="of:=[.B10]-([.H10]^4)" office:value-type="float" office:value="579720786957.435" calcext:value-type="float">
            <text:p>579720786957.435</text:p>
          </table:table-cell>
          <table:table-cell table:number-columns-repeated="4"/>
        </table:table-row>
        <table:table-row table:style-name="ro1">
          <table:table-cell office:value-type="float" office:value="0.1175" calcext:value-type="float">
            <text:p>0.1175</text:p>
          </table:table-cell>
          <table:table-cell office:value-type="float" office:value="595259079896.654" calcext:value-type="float">
            <text:p>595259079896.654</text:p>
          </table:table-cell>
          <table:table-cell office:value-type="float" office:value="0.1175" calcext:value-type="float">
            <text:p>0.1175</text:p>
          </table:table-cell>
          <table:table-cell table:formula="of:=[.B11]-([.H11]^4)" office:value-type="float" office:value="595259079896.654" calcext:value-type="float">
            <text:p>595259079896.654</text:p>
          </table:table-cell>
          <table:table-cell table:number-columns-repeated="4"/>
        </table:table-row>
        <table:table-row table:style-name="ro1">
          <table:table-cell office:value-type="float" office:value="0.13805" calcext:value-type="float">
            <text:p>0.13805</text:p>
          </table:table-cell>
          <table:table-cell office:value-type="float" office:value="675489389721.72" calcext:value-type="float">
            <text:p>675489389721.72</text:p>
          </table:table-cell>
          <table:table-cell office:value-type="float" office:value="0.13805" calcext:value-type="float">
            <text:p>0.13805</text:p>
          </table:table-cell>
          <table:table-cell table:formula="of:=[.B12]-([.H12]^4)" office:value-type="float" office:value="675489389721.72" calcext:value-type="float">
            <text:p>675489389721.72</text:p>
          </table:table-cell>
          <table:table-cell table:number-columns-repeated="4"/>
        </table:table-row>
        <table:table-row table:style-name="ro1">
          <table:table-cell office:value-type="float" office:value="0.15432" calcext:value-type="float">
            <text:p>0.15432</text:p>
          </table:table-cell>
          <table:table-cell office:value-type="float" office:value="880823655570.552" calcext:value-type="float">
            <text:p>880823655570.552</text:p>
          </table:table-cell>
          <table:table-cell office:value-type="float" office:value="0.15432" calcext:value-type="float">
            <text:p>0.15432</text:p>
          </table:table-cell>
          <table:table-cell table:formula="of:=[.B13]-([.H13]^4)" office:value-type="float" office:value="880823655570.552" calcext:value-type="float">
            <text:p>880823655570.552</text:p>
          </table:table-cell>
          <table:table-cell table:number-columns-repeated="4"/>
        </table:table-row>
        <table:table-row table:style-name="ro1">
          <table:table-cell office:value-type="float" office:value="0.17745" calcext:value-type="float">
            <text:p>0.17745</text:p>
          </table:table-cell>
          <table:table-cell office:value-type="float" office:value="959545475106.133" calcext:value-type="float">
            <text:p>959545475106.133</text:p>
          </table:table-cell>
          <table:table-cell office:value-type="float" office:value="0.17745" calcext:value-type="float">
            <text:p>0.17745</text:p>
          </table:table-cell>
          <table:table-cell table:formula="of:=[.B14]-([.H14]^4)" office:value-type="float" office:value="959545475106.133" calcext:value-type="float">
            <text:p>959545475106.133</text:p>
          </table:table-cell>
          <table:table-cell table:number-columns-repeated="4"/>
        </table:table-row>
        <table:table-row table:style-name="ro1">
          <table:table-cell office:value-type="float" office:value="0.19964" calcext:value-type="float">
            <text:p>0.19964</text:p>
          </table:table-cell>
          <table:table-cell office:value-type="float" office:value="1088935488860.06" calcext:value-type="float">
            <text:p>1088935488860.06</text:p>
          </table:table-cell>
          <table:table-cell office:value-type="float" office:value="0.19964" calcext:value-type="float">
            <text:p>0.19964</text:p>
          </table:table-cell>
          <table:table-cell table:formula="of:=[.B15]-([.H15]^4)" office:value-type="float" office:value="1088935488860.06" calcext:value-type="float">
            <text:p>1088935488860.06</text:p>
          </table:table-cell>
          <table:table-cell table:number-columns-repeated="4"/>
        </table:table-row>
        <table:table-row table:style-name="ro1">
          <table:table-cell office:value-type="float" office:value="0.2196" calcext:value-type="float">
            <text:p>0.2196</text:p>
          </table:table-cell>
          <table:table-cell office:value-type="float" office:value="1298499951496.56" calcext:value-type="float">
            <text:p>1298499951496.56</text:p>
          </table:table-cell>
          <table:table-cell office:value-type="float" office:value="0.2196" calcext:value-type="float">
            <text:p>0.2196</text:p>
          </table:table-cell>
          <table:table-cell table:formula="of:=[.B16]-([.H16]^4)" office:value-type="float" office:value="1298499951496.56" calcext:value-type="float">
            <text:p>1298499951496.56</text:p>
          </table:table-cell>
          <table:table-cell table:number-columns-repeated="4"/>
        </table:table-row>
        <table:table-row table:style-name="ro1">
          <table:table-cell office:value-type="float" office:value="0.3488" calcext:value-type="float">
            <text:p>0.3488</text:p>
          </table:table-cell>
          <table:table-cell office:value-type="float" office:value="2047471459494.26" calcext:value-type="float">
            <text:p>2047471459494.26</text:p>
          </table:table-cell>
          <table:table-cell office:value-type="float" office:value="0.3488" calcext:value-type="float">
            <text:p>0.3488</text:p>
          </table:table-cell>
          <table:table-cell table:formula="of:=[.B17]-([.H17]^4)" office:value-type="float" office:value="2047471459494.26" calcext:value-type="float">
            <text:p>2047471459494.26</text:p>
          </table:table-cell>
          <table:table-cell table:number-columns-repeated="4"/>
        </table:table-row>
        <table:table-row table:style-name="ro1">
          <table:table-cell office:value-type="float" office:value="0.4995" calcext:value-type="float">
            <text:p>0.4995</text:p>
          </table:table-cell>
          <table:table-cell office:value-type="float" office:value="2887606604255.7" calcext:value-type="float">
            <text:p>2887606604255.7</text:p>
          </table:table-cell>
          <table:table-cell office:value-type="float" office:value="0.4995" calcext:value-type="float">
            <text:p>0.4995</text:p>
          </table:table-cell>
          <table:table-cell table:formula="of:=[.B18]-([.H18]^4)" office:value-type="float" office:value="2887606604255.7" calcext:value-type="float">
            <text:p>2887606604255.7</text:p>
          </table:table-cell>
          <table:table-cell table:number-columns-repeated="4"/>
        </table:table-row>
        <table:table-row table:style-name="ro1">
          <table:table-cell office:value-type="float" office:value="0.6672" calcext:value-type="float">
            <text:p>0.6672</text:p>
          </table:table-cell>
          <table:table-cell office:value-type="float" office:value="3862282491621.5" calcext:value-type="float">
            <text:p>3862282491621.5</text:p>
          </table:table-cell>
          <table:table-cell office:value-type="float" office:value="0.6672" calcext:value-type="float">
            <text:p>0.6672</text:p>
          </table:table-cell>
          <table:table-cell table:formula="of:=[.B19]-([.H19]^4)" office:value-type="float" office:value="3862282491621.5" calcext:value-type="float">
            <text:p>3862282491621.5</text:p>
          </table:table-cell>
          <table:table-cell table:number-columns-repeated="4"/>
        </table:table-row>
        <table:table-row table:style-name="ro1">
          <table:table-cell office:value-type="float" office:value="0.8582" calcext:value-type="float">
            <text:p>0.8582</text:p>
          </table:table-cell>
          <table:table-cell office:value-type="float" office:value="4791460021945.86" calcext:value-type="float">
            <text:p>4791460021945.86</text:p>
          </table:table-cell>
          <table:table-cell office:value-type="float" office:value="0.8582" calcext:value-type="float">
            <text:p>0.8582</text:p>
          </table:table-cell>
          <table:table-cell table:formula="of:=[.B20]-([.H20]^4)" office:value-type="float" office:value="4791460021945.86" calcext:value-type="float">
            <text:p>4791460021945.86</text:p>
          </table:table-cell>
          <table:table-cell table:number-columns-repeated="4"/>
        </table:table-row>
        <table:table-row table:style-name="ro1">
          <table:table-cell office:value-type="float" office:value="1.0568" calcext:value-type="float">
            <text:p>1.0568</text:p>
          </table:table-cell>
          <table:table-cell office:value-type="float" office:value="5980448887097" calcext:value-type="float">
            <text:p>5980448887097</text:p>
          </table:table-cell>
          <table:table-cell office:value-type="float" office:value="1.0568" calcext:value-type="float">
            <text:p>1.0568</text:p>
          </table:table-cell>
          <table:table-cell table:formula="of:=[.B21]-([.H21]^4)" office:value-type="float" office:value="5980448887097" calcext:value-type="float">
            <text:p>5980448887097</text:p>
          </table:table-cell>
          <table:table-cell table:number-columns-repeated="4"/>
        </table:table-row>
        <table:table-row table:style-name="ro1">
          <table:table-cell office:value-type="float" office:value="1.278" calcext:value-type="float">
            <text:p>1.278</text:p>
          </table:table-cell>
          <table:table-cell office:value-type="float" office:value="7084109311369.37" calcext:value-type="float">
            <text:p>7084109311369.37</text:p>
          </table:table-cell>
          <table:table-cell office:value-type="float" office:value="1.278" calcext:value-type="float">
            <text:p>1.278</text:p>
          </table:table-cell>
          <table:table-cell table:formula="of:=[.B22]-([.H22]^4)" office:value-type="float" office:value="7084109311369.37" calcext:value-type="float">
            <text:p>7084109311369.37</text:p>
          </table:table-cell>
          <table:table-cell table:number-columns-repeated="4"/>
        </table:table-row>
        <table:table-row table:style-name="ro1">
          <table:table-cell office:value-type="float" office:value="1.519" calcext:value-type="float">
            <text:p>1.519</text:p>
          </table:table-cell>
          <table:table-cell office:value-type="float" office:value="8148758706132.15" calcext:value-type="float">
            <text:p>8148758706132.15</text:p>
          </table:table-cell>
          <table:table-cell office:value-type="float" office:value="1.519" calcext:value-type="float">
            <text:p>1.519</text:p>
          </table:table-cell>
          <table:table-cell table:formula="of:=[.B23]-([.H23]^4)" office:value-type="float" office:value="8148758706132.15" calcext:value-type="float">
            <text:p>8148758706132.15</text:p>
          </table:table-cell>
          <table:table-cell table:number-columns-repeated="4"/>
        </table:table-row>
        <table:table-row table:style-name="ro1">
          <table:table-cell office:value-type="float" office:value="1.76935" calcext:value-type="float">
            <text:p>1.76935</text:p>
          </table:table-cell>
          <table:table-cell office:value-type="float" office:value="9366213243320.16" calcext:value-type="float">
            <text:p>9366213243320.16</text:p>
          </table:table-cell>
          <table:table-cell office:value-type="float" office:value="1.76935" calcext:value-type="float">
            <text:p>1.76935</text:p>
          </table:table-cell>
          <table:table-cell table:formula="of:=[.B24]-([.H24]^4)" office:value-type="float" office:value="9366213243320.16" calcext:value-type="float">
            <text:p>9366213243320.16</text:p>
          </table:table-cell>
          <table:table-cell table:number-columns-repeated="4"/>
        </table:table-row>
        <table:table-row table:style-name="ro1">
          <table:table-cell office:value-type="float" office:value="2.0322" calcext:value-type="float">
            <text:p>2.0322</text:p>
          </table:table-cell>
          <table:table-cell office:value-type="float" office:value="10655258279461.1" calcext:value-type="float">
            <text:p>10655258279461.1</text:p>
          </table:table-cell>
          <table:table-cell office:value-type="float" office:value="2.0322" calcext:value-type="float">
            <text:p>2.0322</text:p>
          </table:table-cell>
          <table:table-cell table:formula="of:=[.B25]-([.H25]^4)" office:value-type="float" office:value="10655258279461.1" calcext:value-type="float">
            <text:p>10655258279461.1</text:p>
          </table:table-cell>
          <table:table-cell table:number-columns-repeated="4"/>
        </table:table-row>
        <table:table-row table:style-name="ro1">
          <table:table-cell office:value-type="float" office:value="2.30815" calcext:value-type="float">
            <text:p>2.30815</text:p>
          </table:table-cell>
          <table:table-cell office:value-type="float" office:value="11990960355016.5" calcext:value-type="float">
            <text:p>11990960355016.5</text:p>
          </table:table-cell>
          <table:table-cell office:value-type="float" office:value="2.30815" calcext:value-type="float">
            <text:p>2.30815</text:p>
          </table:table-cell>
          <table:table-cell table:formula="of:=[.B26]-([.H26]^4)" office:value-type="float" office:value="11990960355016.5" calcext:value-type="float">
            <text:p>11990960355016.5</text:p>
          </table:table-cell>
          <table:table-cell table:number-columns-repeated="4"/>
        </table:table-row>
        <table:table-row table:style-name="ro1">
          <table:table-cell office:value-type="float" office:value="2.6061" calcext:value-type="float">
            <text:p>2.6061</text:p>
          </table:table-cell>
          <table:table-cell office:value-type="float" office:value="13199980716653.8" calcext:value-type="float">
            <text:p>13199980716653.8</text:p>
          </table:table-cell>
          <table:table-cell office:value-type="float" office:value="2.6061" calcext:value-type="float">
            <text:p>2.6061</text:p>
          </table:table-cell>
          <table:table-cell table:formula="of:=[.B27]-([.H27]^4)" office:value-type="float" office:value="13199980716653.8" calcext:value-type="float">
            <text:p>13199980716653.8</text:p>
          </table:table-cell>
          <table:table-cell table:number-columns-repeated="4"/>
        </table:table-row>
        <table:table-row table:style-name="ro1">
          <table:table-cell office:value-type="float" office:value="2.9085" calcext:value-type="float">
            <text:p>2.9085</text:p>
          </table:table-cell>
          <table:table-cell office:value-type="float" office:value="14595597148843.2" calcext:value-type="float">
            <text:p>14595597148843.2</text:p>
          </table:table-cell>
          <table:table-cell office:value-type="float" office:value="2.9085" calcext:value-type="float">
            <text:p>2.9085</text:p>
          </table:table-cell>
          <table:table-cell table:formula="of:=[.B28]-([.H28]^4)" office:value-type="float" office:value="14595597148843.2" calcext:value-type="float">
            <text:p>14595597148843.2</text:p>
          </table:table-cell>
          <table:table-cell table:number-columns-repeated="4"/>
        </table:table-row>
      </table:table>
      <table:table table:name="Main Data" table:style-name="ta1">
        <table:table-column table:style-name="co1" table:number-columns-repeated="1024" table:default-cell-style-name="Default"/>
        <table:table-row table:style-name="ro1">
          <table:table-cell table:style-name="ce31" office:value-type="string" calcext:value-type="string">
            <text:p>V (V)</text:p>
          </table:table-cell>
          <table:table-cell table:style-name="ce31" office:value-type="string" calcext:value-type="string">
            <text:p>I (mA)</text:p>
          </table:table-cell>
          <table:table-cell table:style-name="ce31" office:value-type="string" calcext:value-type="string">
            <text:p>R (<text:span text:style-name="T3">Ω)</text:span></text:p>
          </table:table-cell>
          <table:table-cell table:style-name="ce31" office:value-type="string" calcext:value-type="string">
            <text:p>P (W)</text:p>
          </table:table-cell>
          <table:table-cell table:style-name="ce31" office:value-type="string" calcext:value-type="string">
            <text:p>T (K)</text:p>
          </table:table-cell>
          <table:table-cell table:style-name="ce31" office:value-type="string" calcext:value-type="string">
            <text:p>T^4 (K^4)</text:p>
          </table:table-cell>
          <table:table-cell table:style-name="ce31" table:number-columns-repeated="101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9.3" calcext:value-type="float">
            <text:p>29.3</text:p>
          </table:table-cell>
          <table:table-cell table:formula="of:=([.A2]/[.B2])*1000" office:value-type="float" office:value="3.41296928327645" calcext:value-type="float">
            <text:p>3.41296928327645</text:p>
          </table:table-cell>
          <table:table-cell table:formula="of:=([.A2]*[.B2])/1000" office:value-type="float" office:value="0.00293" calcext:value-type="float">
            <text:p>0.00293</text:p>
          </table:table-cell>
          <table:table-cell table:formula="of:=(-[.$J$4]+SQRT([.$J$4]^2-4*[.$J$5]*(1-([.C2]/[.$J$6]))))/(2*[.$J$5])" office:value-type="float" office:value="269.966055474177" calcext:value-type="float">
            <text:p>269.966055474177</text:p>
          </table:table-cell>
          <table:table-cell table:formula="of:=[.E2]^4" office:value-type="float" office:value="5311737983.53645" calcext:value-type="float">
            <text:p>5311737983.53645</text:p>
          </table:table-cell>
          <table:table-cell table:number-columns-repeated="101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table:formula="of:=([.A3]/[.B3])*1000" office:value-type="float" office:value="4.25531914893617" calcext:value-type="float">
            <text:p>4.25531914893617</text:p>
          </table:table-cell>
          <table:table-cell table:formula="of:=([.A3]*[.B3])/1000" office:value-type="float" office:value="0.0094" calcext:value-type="float">
            <text:p>0.0094</text:p>
          </table:table-cell>
          <table:table-cell table:formula="of:=(-[.$J$4]+SQRT([.$J$4]^2-4*[.$J$5]*(1-([.C3]/[.$J$6]))))/(2*[.$J$5])" office:value-type="float" office:value="376.895128448619" calcext:value-type="float">
            <text:p>376.895128448619</text:p>
          </table:table-cell>
          <table:table-cell table:formula="of:=[.E3]^4" office:value-type="float" office:value="20178184842.7062" calcext:value-type="float">
            <text:p>20178184842.7062</text:p>
          </table:table-cell>
          <table:table-cell table:number-columns-repeated="2"/>
          <table:table-cell office:value-type="string" calcext:value-type="string">
            <text:p>TG</text:p>
          </table:table-cell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8.2" calcext:value-type="float">
            <text:p>58.2</text:p>
          </table:table-cell>
          <table:table-cell table:formula="of:=([.A4]/[.B4])*1000" office:value-type="float" office:value="5.15463917525773" calcext:value-type="float">
            <text:p>5.15463917525773</text:p>
          </table:table-cell>
          <table:table-cell table:formula="of:=([.A4]*[.B4])/1000" office:value-type="float" office:value="0.01746" calcext:value-type="float">
            <text:p>0.01746</text:p>
          </table:table-cell>
          <table:table-cell table:formula="of:=(-[.$J$4]+SQRT([.$J$4]^2-4*[.$J$5]*(1-([.C4]/[.$J$6]))))/(2*[.$J$5])" office:value-type="float" office:value="487.983720265731" calcext:value-type="float">
            <text:p>487.983720265731</text:p>
          </table:table-cell>
          <table:table-cell table:formula="of:=[.E4]^4" office:value-type="float" office:value="56704997364.8173" calcext:value-type="float">
            <text:p>56704997364.8173</text:p>
          </table:table-cell>
          <table:table-cell table:number-columns-repeated="2"/>
          <table:table-cell table:style-name="ce2" office:value-type="string" calcext:value-type="string">
            <text:p>ɑ</text:p>
          </table:table-cell>
          <table:table-cell table:style-name="ce3" office:value-type="float" office:value="0.00521" calcext:value-type="float">
            <text:p>5.21E-03</text:p>
          </table:table-cell>
          <table:table-cell table:number-columns-repeated="101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2" calcext:value-type="float">
            <text:p>72</text:p>
          </table:table-cell>
          <table:table-cell table:formula="of:=([.A5]/[.B5])*1000" office:value-type="float" office:value="5.55555555555556" calcext:value-type="float">
            <text:p>5.55555555555556</text:p>
          </table:table-cell>
          <table:table-cell table:formula="of:=([.A5]*[.B5])/1000" office:value-type="float" office:value="0.0288" calcext:value-type="float">
            <text:p>0.0288</text:p>
          </table:table-cell>
          <table:table-cell table:formula="of:=(-[.$J$4]+SQRT([.$J$4]^2-4*[.$J$5]*(1-([.C5]/[.$J$6]))))/(2*[.$J$5])" office:value-type="float" office:value="536.549811524793" calcext:value-type="float">
            <text:p>536.549811524793</text:p>
          </table:table-cell>
          <table:table-cell table:formula="of:=[.E5]^4" office:value-type="float" office:value="82878176406.8731" calcext:value-type="float">
            <text:p>82878176406.8731</text:p>
          </table:table-cell>
          <table:table-cell table:number-columns-repeated="2"/>
          <table:table-cell table:style-name="ce2" office:value-type="string" calcext:value-type="string">
            <text:p>β</text:p>
          </table:table-cell>
          <table:table-cell table:style-name="ce3" office:value-type="float" office:value="0.00000072" calcext:value-type="float">
            <text:p>7.20E-07</text:p>
          </table:table-cell>
          <table:table-cell table:number-columns-repeated="101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1" calcext:value-type="float">
            <text:p>81</text:p>
          </table:table-cell>
          <table:table-cell table:formula="of:=([.A6]/[.B6])*1000" office:value-type="float" office:value="6.17283950617284" calcext:value-type="float">
            <text:p>6.17283950617284</text:p>
          </table:table-cell>
          <table:table-cell table:formula="of:=([.A6]*[.B6])/1000" office:value-type="float" office:value="0.0405" calcext:value-type="float">
            <text:p>0.0405</text:p>
          </table:table-cell>
          <table:table-cell table:formula="of:=(-[.$J$4]+SQRT([.$J$4]^2-4*[.$J$5]*(1-([.C6]/[.$J$6]))))/(2*[.$J$5])" office:value-type="float" office:value="610.235673344402" calcext:value-type="float">
            <text:p>610.235673344402</text:p>
          </table:table-cell>
          <table:table-cell table:formula="of:=[.E6]^4" office:value-type="float" office:value="138672507520.388" calcext:value-type="float">
            <text:p>138672507520.388</text:p>
          </table:table-cell>
          <table:table-cell table:number-columns-repeated="2"/>
          <table:table-cell office:value-type="string" calcext:value-type="string">
            <text:p>R0</text:p>
          </table:table-cell>
          <table:table-cell table:formula="of:=[.C9]/(1+[.J4]*[.J3]+[.J5]*[.J3]^2)" office:value-type="float" office:value="1.38795125071063" calcext:value-type="float">
            <text:p>1.38795125071063</text:p>
          </table:table-cell>
          <table:table-cell table:number-columns-repeated="101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7.3" calcext:value-type="float">
            <text:p>87.3</text:p>
          </table:table-cell>
          <table:table-cell table:formula="of:=([.A7]/[.B7])*1000" office:value-type="float" office:value="6.87285223367698" calcext:value-type="float">
            <text:p>6.87285223367698</text:p>
          </table:table-cell>
          <table:table-cell table:formula="of:=([.A7]*[.B7])/1000" office:value-type="float" office:value="0.05238" calcext:value-type="float">
            <text:p>0.05238</text:p>
          </table:table-cell>
          <table:table-cell table:formula="of:=(-[.$J$4]+SQRT([.$J$4]^2-4*[.$J$5]*(1-([.C7]/[.$J$6]))))/(2*[.$J$5])" office:value-type="float" office:value="692.273009807354" calcext:value-type="float">
            <text:p>692.273009807354</text:p>
          </table:table-cell>
          <table:table-cell table:formula="of:=[.E7]^4" office:value-type="float" office:value="229672817988.547" calcext:value-type="float">
            <text:p>229672817988.547</text:p>
          </table:table-cell>
          <table:table-cell table:number-columns-repeated="1018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95" calcext:value-type="float">
            <text:p>95</text:p>
          </table:table-cell>
          <table:table-cell table:formula="of:=([.A8]/[.B8])*1000" office:value-type="float" office:value="7.36842105263158" calcext:value-type="float">
            <text:p>7.36842105263158</text:p>
          </table:table-cell>
          <table:table-cell table:formula="of:=([.A8]*[.B8])/1000" office:value-type="float" office:value="0.0665" calcext:value-type="float">
            <text:p>0.0665</text:p>
          </table:table-cell>
          <table:table-cell table:formula="of:=(-[.$J$4]+SQRT([.$J$4]^2-4*[.$J$5]*(1-([.C8]/[.$J$6]))))/(2*[.$J$5])" office:value-type="float" office:value="749.419223376418" calcext:value-type="float">
            <text:p>749.419223376418</text:p>
          </table:table-cell>
          <table:table-cell table:formula="of:=[.E8]^4" office:value-type="float" office:value="315427327252.645" calcext:value-type="float">
            <text:p>315427327252.645</text:p>
          </table:table-cell>
          <table:table-cell table:number-columns-repeated="101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2.4" calcext:value-type="float">
            <text:p>102.4</text:p>
          </table:table-cell>
          <table:table-cell table:formula="of:=([.A9]/[.B9])*1000" office:value-type="float" office:value="7.8125" calcext:value-type="float">
            <text:p>7.8125</text:p>
          </table:table-cell>
          <table:table-cell table:formula="of:=([.A9]*[.B9])/1000" office:value-type="float" office:value="0.08192" calcext:value-type="float">
            <text:p>0.08192</text:p>
          </table:table-cell>
          <table:table-cell table:formula="of:=(-[.$J$4]+SQRT([.$J$4]^2-4*[.$J$5]*(1-([.C9]/[.$J$6]))))/(2*[.$J$5])" office:value-type="float" office:value="800" calcext:value-type="float">
            <text:p>800</text:p>
          </table:table-cell>
          <table:table-cell table:formula="of:=[.E9]^4" office:value-type="float" office:value="409600000000" calcext:value-type="float">
            <text:p>409600000000</text:p>
          </table:table-cell>
          <table:table-cell table:number-columns-repeated="1018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6.4" calcext:value-type="float">
            <text:p>106.4</text:p>
          </table:table-cell>
          <table:table-cell table:formula="of:=([.A10]/[.B10])*1000" office:value-type="float" office:value="8.45864661654135" calcext:value-type="float">
            <text:p>8.45864661654135</text:p>
          </table:table-cell>
          <table:table-cell table:formula="of:=([.A10]*[.B10])/1000" office:value-type="float" office:value="0.09576" calcext:value-type="float">
            <text:p>0.09576</text:p>
          </table:table-cell>
          <table:table-cell table:formula="of:=(-[.$J$4]+SQRT([.$J$4]^2-4*[.$J$5]*(1-([.C10]/[.$J$6]))))/(2*[.$J$5])" office:value-type="float" office:value="872.578922605985" calcext:value-type="float">
            <text:p>872.578922605985</text:p>
          </table:table-cell>
          <table:table-cell table:formula="of:=[.E10]^4" office:value-type="float" office:value="579720786957.435" calcext:value-type="float">
            <text:p>579720786957.43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.5" calcext:value-type="float">
            <text:p>117.5</text:p>
          </table:table-cell>
          <table:table-cell table:formula="of:=([.A11]/[.B11])*1000" office:value-type="float" office:value="8.51063829787234" calcext:value-type="float">
            <text:p>8.51063829787234</text:p>
          </table:table-cell>
          <table:table-cell table:formula="of:=([.A11]*[.B11])/1000" office:value-type="float" office:value="0.1175" calcext:value-type="float">
            <text:p>0.1175</text:p>
          </table:table-cell>
          <table:table-cell table:formula="of:=(-[.$J$4]+SQRT([.$J$4]^2-4*[.$J$5]*(1-([.C11]/[.$J$6]))))/(2*[.$J$5])" office:value-type="float" office:value="878.368003346933" calcext:value-type="float">
            <text:p>878.368003346933</text:p>
          </table:table-cell>
          <table:table-cell table:formula="of:=[.E11]^4" office:value-type="float" office:value="595259079896.654" calcext:value-type="float">
            <text:p>595259079896.654</text:p>
          </table:table-cell>
          <table:table-cell table:number-columns-repeated="1018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25.5" calcext:value-type="float">
            <text:p>125.5</text:p>
          </table:table-cell>
          <table:table-cell table:formula="of:=([.A12]/[.B12])*1000" office:value-type="float" office:value="8.76494023904383" calcext:value-type="float">
            <text:p>8.76494023904383</text:p>
          </table:table-cell>
          <table:table-cell table:formula="of:=([.A12]*[.B12])/1000" office:value-type="float" office:value="0.13805" calcext:value-type="float">
            <text:p>0.13805</text:p>
          </table:table-cell>
          <table:table-cell table:formula="of:=(-[.$J$4]+SQRT([.$J$4]^2-4*[.$J$5]*(1-([.C12]/[.$J$6]))))/(2*[.$J$5])" office:value-type="float" office:value="906.576866787055" calcext:value-type="float">
            <text:p>906.576866787055</text:p>
          </table:table-cell>
          <table:table-cell table:formula="of:=[.E12]^4" office:value-type="float" office:value="675489389721.72" calcext:value-type="float">
            <text:p>675489389721.72</text:p>
          </table:table-cell>
          <table:table-cell table:number-columns-repeated="1018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28.6" calcext:value-type="float">
            <text:p>128.6</text:p>
          </table:table-cell>
          <table:table-cell table:formula="of:=([.A13]/[.B13])*1000" office:value-type="float" office:value="9.33125972006221" calcext:value-type="float">
            <text:p>9.33125972006221</text:p>
          </table:table-cell>
          <table:table-cell table:formula="of:=([.A13]*[.B13])/1000" office:value-type="float" office:value="0.15432" calcext:value-type="float">
            <text:p>0.15432</text:p>
          </table:table-cell>
          <table:table-cell table:formula="of:=(-[.$J$4]+SQRT([.$J$4]^2-4*[.$J$5]*(1-([.C13]/[.$J$6]))))/(2*[.$J$5])" office:value-type="float" office:value="968.773481873675" calcext:value-type="float">
            <text:p>968.773481873675</text:p>
          </table:table-cell>
          <table:table-cell table:formula="of:=[.E13]^4" office:value-type="float" office:value="880823655570.552" calcext:value-type="float">
            <text:p>880823655570.552</text:p>
          </table:table-cell>
          <table:table-cell table:number-columns-repeated="1018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36.5" calcext:value-type="float">
            <text:p>136.5</text:p>
          </table:table-cell>
          <table:table-cell table:formula="of:=([.A14]/[.B14])*1000" office:value-type="float" office:value="9.52380952380953" calcext:value-type="float">
            <text:p>9.52380952380953</text:p>
          </table:table-cell>
          <table:table-cell table:formula="of:=([.A14]*[.B14])/1000" office:value-type="float" office:value="0.17745" calcext:value-type="float">
            <text:p>0.17745</text:p>
          </table:table-cell>
          <table:table-cell table:formula="of:=(-[.$J$4]+SQRT([.$J$4]^2-4*[.$J$5]*(1-([.C14]/[.$J$6]))))/(2*[.$J$5])" office:value-type="float" office:value="989.729215941581" calcext:value-type="float">
            <text:p>989.729215941581</text:p>
          </table:table-cell>
          <table:table-cell table:formula="of:=[.E14]^4" office:value-type="float" office:value="959545475106.133" calcext:value-type="float">
            <text:p>959545475106.133</text:p>
          </table:table-cell>
          <table:table-cell table:number-columns-repeated="1018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42.6" calcext:value-type="float">
            <text:p>142.6</text:p>
          </table:table-cell>
          <table:table-cell table:formula="of:=([.A15]/[.B15])*1000" office:value-type="float" office:value="9.81767180925666" calcext:value-type="float">
            <text:p>9.81767180925666</text:p>
          </table:table-cell>
          <table:table-cell table:formula="of:=([.A15]*[.B15])/1000" office:value-type="float" office:value="0.19964" calcext:value-type="float">
            <text:p>0.19964</text:p>
          </table:table-cell>
          <table:table-cell table:formula="of:=(-[.$J$4]+SQRT([.$J$4]^2-4*[.$J$5]*(1-([.C15]/[.$J$6]))))/(2*[.$J$5])" office:value-type="float" office:value="1021.52861828886" calcext:value-type="float">
            <text:p>1021.52861828886</text:p>
          </table:table-cell>
          <table:table-cell table:formula="of:=[.E15]^4" office:value-type="float" office:value="1088935488860.06" calcext:value-type="float">
            <text:p>1088935488860.06</text:p>
          </table:table-cell>
          <table:table-cell table:number-columns-repeated="1018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46.4" calcext:value-type="float">
            <text:p>146.4</text:p>
          </table:table-cell>
          <table:table-cell table:formula="of:=([.A16]/[.B16])*1000" office:value-type="float" office:value="10.2459016393443" calcext:value-type="float">
            <text:p>10.2459016393443</text:p>
          </table:table-cell>
          <table:table-cell table:formula="of:=([.A16]*[.B16])/1000" office:value-type="float" office:value="0.2196" calcext:value-type="float">
            <text:p>0.2196</text:p>
          </table:table-cell>
          <table:table-cell table:formula="of:=(-[.$J$4]+SQRT([.$J$4]^2-4*[.$J$5]*(1-([.C16]/[.$J$6]))))/(2*[.$J$5])" office:value-type="float" office:value="1067.48181269965" calcext:value-type="float">
            <text:p>1067.48181269965</text:p>
          </table:table-cell>
          <table:table-cell table:formula="of:=[.E16]^4" office:value-type="float" office:value="1298499951496.56" calcext:value-type="float">
            <text:p>1298499951496.5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.4" calcext:value-type="float">
            <text:p>174.4</text:p>
          </table:table-cell>
          <table:table-cell table:formula="of:=([.A17]/[.B17])*1000" office:value-type="float" office:value="11.4678899082569" calcext:value-type="float">
            <text:p>11.4678899082569</text:p>
          </table:table-cell>
          <table:table-cell table:formula="of:=([.A17]*[.B17])/1000" office:value-type="float" office:value="0.3488" calcext:value-type="float">
            <text:p>0.3488</text:p>
          </table:table-cell>
          <table:table-cell table:formula="of:=(-[.$J$4]+SQRT([.$J$4]^2-4*[.$J$5]*(1-([.C17]/[.$J$6]))))/(2*[.$J$5])" office:value-type="float" office:value="1196.20183465453" calcext:value-type="float">
            <text:p>1196.20183465453</text:p>
          </table:table-cell>
          <table:table-cell table:formula="of:=[.E17]^4" office:value-type="float" office:value="2047471459494.26" calcext:value-type="float">
            <text:p>2047471459494.26</text:p>
          </table:table-cell>
          <table:table-cell table:number-columns-repeated="1018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99.8" calcext:value-type="float">
            <text:p>199.8</text:p>
          </table:table-cell>
          <table:table-cell table:formula="of:=([.A18]/[.B18])*1000" office:value-type="float" office:value="12.5125125125125" calcext:value-type="float">
            <text:p>12.5125125125125</text:p>
          </table:table-cell>
          <table:table-cell table:formula="of:=([.A18]*[.B18])/1000" office:value-type="float" office:value="0.4995" calcext:value-type="float">
            <text:p>0.4995</text:p>
          </table:table-cell>
          <table:table-cell table:formula="of:=(-[.$J$4]+SQRT([.$J$4]^2-4*[.$J$5]*(1-([.C18]/[.$J$6]))))/(2*[.$J$5])" office:value-type="float" office:value="1303.57044852601" calcext:value-type="float">
            <text:p>1303.57044852601</text:p>
          </table:table-cell>
          <table:table-cell table:formula="of:=[.E18]^4" office:value-type="float" office:value="2887606604255.7" calcext:value-type="float">
            <text:p>2887606604255.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2.4" calcext:value-type="float">
            <text:p>222.4</text:p>
          </table:table-cell>
          <table:table-cell table:formula="of:=([.A19]/[.B19])*1000" office:value-type="float" office:value="13.4892086330935" calcext:value-type="float">
            <text:p>13.4892086330935</text:p>
          </table:table-cell>
          <table:table-cell table:formula="of:=([.A19]*[.B19])/1000" office:value-type="float" office:value="0.6672" calcext:value-type="float">
            <text:p>0.6672</text:p>
          </table:table-cell>
          <table:table-cell table:formula="of:=(-[.$J$4]+SQRT([.$J$4]^2-4*[.$J$5]*(1-([.C19]/[.$J$6]))))/(2*[.$J$5])" office:value-type="float" office:value="1401.88054534485" calcext:value-type="float">
            <text:p>1401.88054534485</text:p>
          </table:table-cell>
          <table:table-cell table:formula="of:=[.E19]^4" office:value-type="float" office:value="3862282491621.5" calcext:value-type="float">
            <text:p>3862282491621.5</text:p>
          </table:table-cell>
          <table:table-cell table:number-columns-repeated="1018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45.2" calcext:value-type="float">
            <text:p>245.2</text:p>
          </table:table-cell>
          <table:table-cell table:formula="of:=([.A20]/[.B20])*1000" office:value-type="float" office:value="14.2740619902121" calcext:value-type="float">
            <text:p>14.2740619902121</text:p>
          </table:table-cell>
          <table:table-cell table:formula="of:=([.A20]*[.B20])/1000" office:value-type="float" office:value="0.8582" calcext:value-type="float">
            <text:p>0.8582</text:p>
          </table:table-cell>
          <table:table-cell table:formula="of:=(-[.$J$4]+SQRT([.$J$4]^2-4*[.$J$5]*(1-([.C20]/[.$J$6]))))/(2*[.$J$5])" office:value-type="float" office:value="1479.50680564096" calcext:value-type="float">
            <text:p>1479.50680564096</text:p>
          </table:table-cell>
          <table:table-cell table:formula="of:=[.E20]^4" office:value-type="float" office:value="4791460021945.86" calcext:value-type="float">
            <text:p>4791460021945.8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4.2" calcext:value-type="float">
            <text:p>264.2</text:p>
          </table:table-cell>
          <table:table-cell table:formula="of:=([.A21]/[.B21])*1000" office:value-type="float" office:value="15.1400454201363" calcext:value-type="float">
            <text:p>15.1400454201363</text:p>
          </table:table-cell>
          <table:table-cell table:formula="of:=([.A21]*[.B21])/1000" office:value-type="float" office:value="1.0568" calcext:value-type="float">
            <text:p>1.0568</text:p>
          </table:table-cell>
          <table:table-cell table:formula="of:=(-[.$J$4]+SQRT([.$J$4]^2-4*[.$J$5]*(1-([.C21]/[.$J$6]))))/(2*[.$J$5])" office:value-type="float" office:value="1563.80805478086" calcext:value-type="float">
            <text:p>1563.80805478086</text:p>
          </table:table-cell>
          <table:table-cell table:formula="of:=[.E21]^4" office:value-type="float" office:value="5980448887097" calcext:value-type="float">
            <text:p>5980448887097</text:p>
          </table:table-cell>
          <table:table-cell table:number-columns-repeated="1018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84" calcext:value-type="float">
            <text:p>284</text:p>
          </table:table-cell>
          <table:table-cell table:formula="of:=([.A22]/[.B22])*1000" office:value-type="float" office:value="15.8450704225352" calcext:value-type="float">
            <text:p>15.8450704225352</text:p>
          </table:table-cell>
          <table:table-cell table:formula="of:=([.A22]*[.B22])/1000" office:value-type="float" office:value="1.278" calcext:value-type="float">
            <text:p>1.278</text:p>
          </table:table-cell>
          <table:table-cell table:formula="of:=(-[.$J$4]+SQRT([.$J$4]^2-4*[.$J$5]*(1-([.C22]/[.$J$6]))))/(2*[.$J$5])" office:value-type="float" office:value="1631.44077857831" calcext:value-type="float">
            <text:p>1631.44077857831</text:p>
          </table:table-cell>
          <table:table-cell table:formula="of:=[.E22]^4" office:value-type="float" office:value="7084109311369.37" calcext:value-type="float">
            <text:p>7084109311369.3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3.8" calcext:value-type="float">
            <text:p>303.8</text:p>
          </table:table-cell>
          <table:table-cell table:formula="of:=([.A23]/[.B23])*1000" office:value-type="float" office:value="16.4581961816985" calcext:value-type="float">
            <text:p>16.4581961816985</text:p>
          </table:table-cell>
          <table:table-cell table:formula="of:=([.A23]*[.B23])/1000" office:value-type="float" office:value="1.519" calcext:value-type="float">
            <text:p>1.519</text:p>
          </table:table-cell>
          <table:table-cell table:formula="of:=(-[.$J$4]+SQRT([.$J$4]^2-4*[.$J$5]*(1-([.C23]/[.$J$6]))))/(2*[.$J$5])" office:value-type="float" office:value="1689.5570642351" calcext:value-type="float">
            <text:p>1689.5570642351</text:p>
          </table:table-cell>
          <table:table-cell table:formula="of:=[.E23]^4" office:value-type="float" office:value="8148758706132.15" calcext:value-type="float">
            <text:p>8148758706132.15</text:p>
          </table:table-cell>
          <table:table-cell table:number-columns-repeated="1018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21.7" calcext:value-type="float">
            <text:p>321.7</text:p>
          </table:table-cell>
          <table:table-cell table:formula="of:=([.A24]/[.B24])*1000" office:value-type="float" office:value="17.0966739198011" calcext:value-type="float">
            <text:p>17.0966739198011</text:p>
          </table:table-cell>
          <table:table-cell table:formula="of:=([.A24]*[.B24])/1000" office:value-type="float" office:value="1.76935" calcext:value-type="float">
            <text:p>1.76935</text:p>
          </table:table-cell>
          <table:table-cell table:formula="of:=(-[.$J$4]+SQRT([.$J$4]^2-4*[.$J$5]*(1-([.C24]/[.$J$6]))))/(2*[.$J$5])" office:value-type="float" office:value="1749.40760566378" calcext:value-type="float">
            <text:p>1749.40760566378</text:p>
          </table:table-cell>
          <table:table-cell table:formula="of:=[.E24]^4" office:value-type="float" office:value="9366213243320.16" calcext:value-type="float">
            <text:p>9366213243320.16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8.7" calcext:value-type="float">
            <text:p>338.7</text:p>
          </table:table-cell>
          <table:table-cell table:formula="of:=([.A25]/[.B25])*1000" office:value-type="float" office:value="17.7147918511957" calcext:value-type="float">
            <text:p>17.7147918511957</text:p>
          </table:table-cell>
          <table:table-cell table:formula="of:=([.A25]*[.B25])/1000" office:value-type="float" office:value="2.0322" calcext:value-type="float">
            <text:p>2.0322</text:p>
          </table:table-cell>
          <table:table-cell table:formula="of:=(-[.$J$4]+SQRT([.$J$4]^2-4*[.$J$5]*(1-([.C25]/[.$J$6]))))/(2*[.$J$5])" office:value-type="float" office:value="1806.72059571962" calcext:value-type="float">
            <text:p>1806.72059571962</text:p>
          </table:table-cell>
          <table:table-cell table:formula="of:=[.E25]^4" office:value-type="float" office:value="10655258279461.1" calcext:value-type="float">
            <text:p>10655258279461.1</text:p>
          </table:table-cell>
          <table:table-cell table:number-columns-repeated="1018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55.1" calcext:value-type="float">
            <text:p>355.1</text:p>
          </table:table-cell>
          <table:table-cell table:formula="of:=([.A26]/[.B26])*1000" office:value-type="float" office:value="18.3047029005914" calcext:value-type="float">
            <text:p>18.3047029005914</text:p>
          </table:table-cell>
          <table:table-cell table:formula="of:=([.A26]*[.B26])/1000" office:value-type="float" office:value="2.30815" calcext:value-type="float">
            <text:p>2.30815</text:p>
          </table:table-cell>
          <table:table-cell table:formula="of:=(-[.$J$4]+SQRT([.$J$4]^2-4*[.$J$5]*(1-([.C26]/[.$J$6]))))/(2*[.$J$5])" office:value-type="float" office:value="1860.85910507991" calcext:value-type="float">
            <text:p>1860.85910507991</text:p>
          </table:table-cell>
          <table:table-cell table:formula="of:=[.E26]^4" office:value-type="float" office:value="11990960355016.5" calcext:value-type="float">
            <text:p>11990960355016.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2.3" calcext:value-type="float">
            <text:p>372.3</text:p>
          </table:table-cell>
          <table:table-cell table:formula="of:=([.A27]/[.B27])*1000" office:value-type="float" office:value="18.802041364491" calcext:value-type="float">
            <text:p>18.802041364491</text:p>
          </table:table-cell>
          <table:table-cell table:formula="of:=([.A27]*[.B27])/1000" office:value-type="float" office:value="2.6061" calcext:value-type="float">
            <text:p>2.6061</text:p>
          </table:table-cell>
          <table:table-cell table:formula="of:=(-[.$J$4]+SQRT([.$J$4]^2-4*[.$J$5]*(1-([.C27]/[.$J$6]))))/(2*[.$J$5])" office:value-type="float" office:value="1906.08965453696" calcext:value-type="float">
            <text:p>1906.08965453696</text:p>
          </table:table-cell>
          <table:table-cell table:formula="of:=[.E27]^4" office:value-type="float" office:value="13199980716653.8" calcext:value-type="float">
            <text:p>13199980716653.8</text:p>
          </table:table-cell>
          <table:table-cell table:number-columns-repeated="1018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87.8" calcext:value-type="float">
            <text:p>387.8</text:p>
          </table:table-cell>
          <table:table-cell table:formula="of:=([.A28]/[.B28])*1000" office:value-type="float" office:value="19.339865910263" calcext:value-type="float">
            <text:p>19.339865910263</text:p>
          </table:table-cell>
          <table:table-cell table:formula="of:=([.A28]*[.B28])/1000" office:value-type="float" office:value="2.9085" calcext:value-type="float">
            <text:p>2.9085</text:p>
          </table:table-cell>
          <table:table-cell table:formula="of:=(-[.$J$4]+SQRT([.$J$4]^2-4*[.$J$5]*(1-([.C28]/[.$J$6]))))/(2*[.$J$5])" office:value-type="float" office:value="1954.58907498746" calcext:value-type="float">
            <text:p>1954.58907498746</text:p>
          </table:table-cell>
          <table:table-cell table:formula="of:=[.E28]^4" office:value-type="float" office:value="14595597148843.2" calcext:value-type="float">
            <text:p>14595597148843.2</text:p>
          </table:table-cell>
          <table:table-cell table:number-columns-repeated="1018"/>
        </table:table-row>
      </table:table>
      <table:table table:name="Data" table:style-name="ta1">
        <table:table-column table:style-name="co1" table:number-columns-repeated="8" table:default-cell-style-name="ce38"/>
        <table:table-column table:style-name="co1" table:default-cell-style-name="Default"/>
        <table:table-column table:style-name="co1" table:number-columns-repeated="1015" table:default-cell-style-name="ce38"/>
        <table:table-row table:style-name="ro1">
          <table:table-cell table:style-name="ce35" office:value-type="string" calcext:value-type="string">
            <text:p>V (V)</text:p>
          </table:table-cell>
          <table:table-cell table:style-name="ce35" office:value-type="string" calcext:value-type="string">
            <text:p>I (mA)</text:p>
          </table:table-cell>
          <table:table-cell table:style-name="ce35" office:value-type="string" calcext:value-type="string">
            <text:p>R (<text:span text:style-name="T3">Ω)</text:span></text:p>
          </table:table-cell>
          <table:table-cell table:style-name="ce35" office:value-type="string" calcext:value-type="string">
            <text:p>P (W)</text:p>
          </table:table-cell>
          <table:table-cell table:style-name="ce31" office:value-type="string" calcext:value-type="string">
            <text:p>Ta (K)</text:p>
          </table:table-cell>
          <table:table-cell table:style-name="ce35" office:value-type="string" calcext:value-type="string">
            <text:p>T (K)</text:p>
          </table:table-cell>
          <table:table-cell table:style-name="ce44" office:value-type="string" calcext:value-type="string">
            <text:p>T<text:span text:style-name="T2">⁴ </text:span>(K<text:span text:style-name="T2">⁴</text:span>)</text:p>
          </table:table-cell>
          <table:table-cell table:style-name="ce31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29.3" calcext:value-type="float">
            <text:p>29.3</text:p>
          </table:table-cell>
          <table:table-cell table:style-name="ce39" office:value-type="float" office:value="3.41" calcext:value-type="float">
            <text:p>3.41</text:p>
          </table:table-cell>
          <table:table-cell table:style-name="ce41" office:value-type="float" office:value="0.00293" calcext:value-type="float">
            <text:p>0.0029</text:p>
          </table:table-cell>
          <table:table-cell table:style-name="ce18" table:formula="of:=273.15+[.D2]" office:value-type="float" office:value="273.15293" calcext:value-type="float">
            <text:p>273.15</text:p>
          </table:table-cell>
          <table:table-cell table:style-name="ce39" office:value-type="float" office:value="269.97" calcext:value-type="float">
            <text:p>269.97</text:p>
          </table:table-cell>
          <table:table-cell table:style-name="ce16" office:value-type="float" office:value="5311737983.53645" calcext:value-type="float">
            <text:p>5.31E+09</text:p>
          </table:table-cell>
          <table:table-cell office:value-type="float" office:value="21.4" calcext:value-type="float">
            <text:p>21.4</text:p>
          </table:table-cell>
          <table:table-cell table:number-columns-repeated="1016"/>
        </table:table-row>
        <table:table-row table:style-name="ro1">
          <table:table-cell table:style-name="ce36" office:value-type="float" office:value="0.2" calcext:value-type="float">
            <text:p>0.2</text:p>
          </table:table-cell>
          <table:table-cell table:style-name="ce36" office:value-type="float" office:value="47" calcext:value-type="float">
            <text:p>47.0</text:p>
          </table:table-cell>
          <table:table-cell table:style-name="ce39" office:value-type="float" office:value="4.26" calcext:value-type="float">
            <text:p>4.26</text:p>
          </table:table-cell>
          <table:table-cell table:style-name="ce41" office:value-type="float" office:value="0.0094" calcext:value-type="float">
            <text:p>0.0094</text:p>
          </table:table-cell>
          <table:table-cell table:style-name="ce18" table:formula="of:=273.15+[.D3]" office:value-type="float" office:value="273.1594" calcext:value-type="float">
            <text:p>273.16</text:p>
          </table:table-cell>
          <table:table-cell table:style-name="ce39" office:value-type="float" office:value="376.9" calcext:value-type="float">
            <text:p>376.90</text:p>
          </table:table-cell>
          <table:table-cell table:style-name="ce16" office:value-type="float" office:value="20178184842.7062" calcext:value-type="float">
            <text:p>2.02E+10</text:p>
          </table:table-cell>
          <table:table-cell office:value-type="float" office:value="21.4" calcext:value-type="float">
            <text:p>21.4</text:p>
          </table:table-cell>
          <table:table-cell table:number-columns-repeated="1016"/>
        </table:table-row>
        <table:table-row table:style-name="ro1">
          <table:table-cell table:style-name="ce36" office:value-type="float" office:value="0.3" calcext:value-type="float">
            <text:p>0.3</text:p>
          </table:table-cell>
          <table:table-cell table:style-name="ce36" office:value-type="float" office:value="58.2" calcext:value-type="float">
            <text:p>58.2</text:p>
          </table:table-cell>
          <table:table-cell table:style-name="ce39" office:value-type="float" office:value="5.15" calcext:value-type="float">
            <text:p>5.15</text:p>
          </table:table-cell>
          <table:table-cell table:style-name="ce41" office:value-type="float" office:value="0.01746" calcext:value-type="float">
            <text:p>0.0175</text:p>
          </table:table-cell>
          <table:table-cell table:style-name="ce18" table:formula="of:=273.15+[.D4]" office:value-type="float" office:value="273.16746" calcext:value-type="float">
            <text:p>273.17</text:p>
          </table:table-cell>
          <table:table-cell table:style-name="ce39" office:value-type="float" office:value="487.98" calcext:value-type="float">
            <text:p>487.98</text:p>
          </table:table-cell>
          <table:table-cell table:style-name="ce16" office:value-type="float" office:value="56704997364.8173" calcext:value-type="float">
            <text:p>5.67E+10</text:p>
          </table:table-cell>
          <table:table-cell office:value-type="float" office:value="21.3" calcext:value-type="float">
            <text:p>21.3</text:p>
          </table:table-cell>
          <table:table-cell table:number-columns-repeated="1016"/>
        </table:table-row>
        <table:table-row table:style-name="ro1">
          <table:table-cell table:style-name="ce36" office:value-type="float" office:value="0.4" calcext:value-type="float">
            <text:p>0.4</text:p>
          </table:table-cell>
          <table:table-cell table:style-name="ce36" office:value-type="float" office:value="72" calcext:value-type="float">
            <text:p>72.0</text:p>
          </table:table-cell>
          <table:table-cell table:style-name="ce39" office:value-type="float" office:value="5.56" calcext:value-type="float">
            <text:p>5.56</text:p>
          </table:table-cell>
          <table:table-cell table:style-name="ce41" office:value-type="float" office:value="0.0288" calcext:value-type="float">
            <text:p>0.0288</text:p>
          </table:table-cell>
          <table:table-cell table:style-name="ce18" table:formula="of:=273.15+[.D5]" office:value-type="float" office:value="273.1788" calcext:value-type="float">
            <text:p>273.18</text:p>
          </table:table-cell>
          <table:table-cell table:style-name="ce39" office:value-type="float" office:value="536.55" calcext:value-type="float">
            <text:p>536.55</text:p>
          </table:table-cell>
          <table:table-cell table:style-name="ce16" office:value-type="float" office:value="82878176406.8731" calcext:value-type="float">
            <text:p>8.29E+10</text:p>
          </table:table-cell>
          <table:table-cell office:value-type="float" office:value="21.3" calcext:value-type="float">
            <text:p>21.3</text:p>
          </table:table-cell>
          <table:table-cell table:number-columns-repeated="1016"/>
        </table:table-row>
        <table:table-row table:style-name="ro1">
          <table:table-cell table:style-name="ce36" office:value-type="float" office:value="0.5" calcext:value-type="float">
            <text:p>0.5</text:p>
          </table:table-cell>
          <table:table-cell table:style-name="ce36" office:value-type="float" office:value="81" calcext:value-type="float">
            <text:p>81.0</text:p>
          </table:table-cell>
          <table:table-cell table:style-name="ce39" office:value-type="float" office:value="6.17" calcext:value-type="float">
            <text:p>6.17</text:p>
          </table:table-cell>
          <table:table-cell table:style-name="ce41" office:value-type="float" office:value="0.0405" calcext:value-type="float">
            <text:p>0.0405</text:p>
          </table:table-cell>
          <table:table-cell table:style-name="ce18" table:formula="of:=273.15+[.D6]" office:value-type="float" office:value="273.1905" calcext:value-type="float">
            <text:p>273.19</text:p>
          </table:table-cell>
          <table:table-cell table:style-name="ce39" office:value-type="float" office:value="610.24" calcext:value-type="float">
            <text:p>610.24</text:p>
          </table:table-cell>
          <table:table-cell table:style-name="ce16" office:value-type="float" office:value="138672507520.388" calcext:value-type="float">
            <text:p>1.39E+11</text:p>
          </table:table-cell>
          <table:table-cell office:value-type="float" office:value="21.3" calcext:value-type="float">
            <text:p>21.3</text:p>
          </table:table-cell>
          <table:table-cell table:number-columns-repeated="1016"/>
        </table:table-row>
        <table:table-row table:style-name="ro1">
          <table:table-cell table:style-name="ce36" office:value-type="float" office:value="0.6" calcext:value-type="float">
            <text:p>0.6</text:p>
          </table:table-cell>
          <table:table-cell table:style-name="ce36" office:value-type="float" office:value="87.3" calcext:value-type="float">
            <text:p>87.3</text:p>
          </table:table-cell>
          <table:table-cell table:style-name="ce39" office:value-type="float" office:value="6.87" calcext:value-type="float">
            <text:p>6.87</text:p>
          </table:table-cell>
          <table:table-cell table:style-name="ce41" office:value-type="float" office:value="0.05238" calcext:value-type="float">
            <text:p>0.0524</text:p>
          </table:table-cell>
          <table:table-cell table:style-name="ce18" table:formula="of:=273.15+[.D7]" office:value-type="float" office:value="273.20238" calcext:value-type="float">
            <text:p>273.20</text:p>
          </table:table-cell>
          <table:table-cell table:style-name="ce39" office:value-type="float" office:value="692.27" calcext:value-type="float">
            <text:p>692.27</text:p>
          </table:table-cell>
          <table:table-cell table:style-name="ce16" office:value-type="float" office:value="229672817988.546" calcext:value-type="float">
            <text:p>2.30E+11</text:p>
          </table:table-cell>
          <table:table-cell office:value-type="float" office:value="21.3" calcext:value-type="float">
            <text:p>21.3</text:p>
          </table:table-cell>
          <table:table-cell table:number-columns-repeated="1016"/>
        </table:table-row>
        <table:table-row table:style-name="ro1">
          <table:table-cell table:style-name="ce36" office:value-type="float" office:value="0.7" calcext:value-type="float">
            <text:p>0.7</text:p>
          </table:table-cell>
          <table:table-cell table:style-name="ce36" office:value-type="float" office:value="95" calcext:value-type="float">
            <text:p>95.0</text:p>
          </table:table-cell>
          <table:table-cell table:style-name="ce39" office:value-type="float" office:value="7.37" calcext:value-type="float">
            <text:p>7.37</text:p>
          </table:table-cell>
          <table:table-cell table:style-name="ce41" office:value-type="float" office:value="0.0665" calcext:value-type="float">
            <text:p>0.0665</text:p>
          </table:table-cell>
          <table:table-cell table:style-name="ce18" table:formula="of:=273.15+[.D8]" office:value-type="float" office:value="273.2165" calcext:value-type="float">
            <text:p>273.22</text:p>
          </table:table-cell>
          <table:table-cell table:style-name="ce39" office:value-type="float" office:value="749.42" calcext:value-type="float">
            <text:p>749.42</text:p>
          </table:table-cell>
          <table:table-cell table:style-name="ce16" office:value-type="float" office:value="315427327252.645" calcext:value-type="float">
            <text:p>3.15E+11</text:p>
          </table:table-cell>
          <table:table-cell office:value-type="float" office:value="21.3" calcext:value-type="float">
            <text:p>21.3</text:p>
          </table:table-cell>
          <table:table-cell table:number-columns-repeated="1016"/>
        </table:table-row>
        <table:table-row table:style-name="ro1"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02.4" calcext:value-type="float">
            <text:p>102.4</text:p>
          </table:table-cell>
          <table:table-cell table:style-name="ce40" office:value-type="float" office:value="7.81" calcext:value-type="float">
            <text:p>7.81</text:p>
          </table:table-cell>
          <table:table-cell table:style-name="ce42" office:value-type="float" office:value="0.08192" calcext:value-type="float">
            <text:p>0.0819</text:p>
          </table:table-cell>
          <table:table-cell table:style-name="ce18" table:formula="of:=273.15+[.D9]" office:value-type="float" office:value="273.23192" calcext:value-type="float">
            <text:p>273.23</text:p>
          </table:table-cell>
          <table:table-cell table:style-name="ce40" office:value-type="float" office:value="800" calcext:value-type="float">
            <text:p>800.00</text:p>
          </table:table-cell>
          <table:table-cell table:style-name="ce17" office:value-type="float" office:value="409600000000" calcext:value-type="float">
            <text:p>4.10E+11</text:p>
          </table:table-cell>
          <table:table-cell table:style-name="ce31" office:value-type="float" office:value="21.3" calcext:value-type="float">
            <text:p>21.3</text:p>
          </table:table-cell>
          <table:table-cell/>
          <table:table-cell table:style-name="ce31" table:number-columns-repeated="1015"/>
        </table:table-row>
        <table:table-row table:style-name="ro1">
          <table:table-cell table:style-name="ce36" office:value-type="float" office:value="0.9" calcext:value-type="float">
            <text:p>0.9</text:p>
          </table:table-cell>
          <table:table-cell table:style-name="ce36" office:value-type="float" office:value="106.4" calcext:value-type="float">
            <text:p>106.4</text:p>
          </table:table-cell>
          <table:table-cell table:style-name="ce39" office:value-type="float" office:value="8.46" calcext:value-type="float">
            <text:p>8.46</text:p>
          </table:table-cell>
          <table:table-cell table:style-name="ce41" office:value-type="float" office:value="0.09576" calcext:value-type="float">
            <text:p>0.0958</text:p>
          </table:table-cell>
          <table:table-cell table:style-name="ce18" table:formula="of:=273.15+[.D10]" office:value-type="float" office:value="273.24576" calcext:value-type="float">
            <text:p>273.25</text:p>
          </table:table-cell>
          <table:table-cell table:style-name="ce39" office:value-type="float" office:value="872.58" calcext:value-type="float">
            <text:p>872.58</text:p>
          </table:table-cell>
          <table:table-cell table:style-name="ce16" office:value-type="float" office:value="579720786957.435" calcext:value-type="float">
            <text:p>5.80E+11</text:p>
          </table:table-cell>
          <table:table-cell office:value-type="float" office:value="21.3" calcext:value-type="float">
            <text:p>21.3</text:p>
          </table:table-cell>
          <table:table-cell table:number-columns-repeated="1016"/>
        </table:table-row>
        <table:table-row table:style-name="ro1">
          <table:table-cell table:style-name="ce36" office:value-type="float" office:value="1" calcext:value-type="float">
            <text:p>1.0</text:p>
          </table:table-cell>
          <table:table-cell table:style-name="ce36" office:value-type="float" office:value="117.5" calcext:value-type="float">
            <text:p>117.5</text:p>
          </table:table-cell>
          <table:table-cell table:style-name="ce39" office:value-type="float" office:value="8.51" calcext:value-type="float">
            <text:p>8.51</text:p>
          </table:table-cell>
          <table:table-cell table:style-name="ce41" office:value-type="float" office:value="0.1175" calcext:value-type="float">
            <text:p>0.1175</text:p>
          </table:table-cell>
          <table:table-cell table:style-name="ce18" table:formula="of:=273.15+[.D11]" office:value-type="float" office:value="273.2675" calcext:value-type="float">
            <text:p>273.27</text:p>
          </table:table-cell>
          <table:table-cell table:style-name="ce39" office:value-type="float" office:value="878.37" calcext:value-type="float">
            <text:p>878.37</text:p>
          </table:table-cell>
          <table:table-cell table:style-name="ce16" office:value-type="float" office:value="595259079896.654" calcext:value-type="float">
            <text:p>5.95E+11</text:p>
          </table:table-cell>
          <table:table-cell office:value-type="float" office:value="21.4" calcext:value-type="float">
            <text:p>21.4</text:p>
          </table:table-cell>
          <table:table-cell table:number-columns-repeated="1016"/>
        </table:table-row>
        <table:table-row table:style-name="ro1">
          <table:table-cell table:style-name="ce36" office:value-type="float" office:value="1.1" calcext:value-type="float">
            <text:p>1.1</text:p>
          </table:table-cell>
          <table:table-cell table:style-name="ce36" office:value-type="float" office:value="125.5" calcext:value-type="float">
            <text:p>125.5</text:p>
          </table:table-cell>
          <table:table-cell table:style-name="ce39" office:value-type="float" office:value="8.76" calcext:value-type="float">
            <text:p>8.76</text:p>
          </table:table-cell>
          <table:table-cell table:style-name="ce41" office:value-type="float" office:value="0.13805" calcext:value-type="float">
            <text:p>0.1381</text:p>
          </table:table-cell>
          <table:table-cell table:style-name="ce18" table:formula="of:=273.15+[.D12]" office:value-type="float" office:value="273.28805" calcext:value-type="float">
            <text:p>273.29</text:p>
          </table:table-cell>
          <table:table-cell table:style-name="ce39" office:value-type="float" office:value="906.58" calcext:value-type="float">
            <text:p>906.58</text:p>
          </table:table-cell>
          <table:table-cell table:style-name="ce16" office:value-type="float" office:value="675489389721.72" calcext:value-type="float">
            <text:p>6.75E+11</text:p>
          </table:table-cell>
          <table:table-cell office:value-type="float" office:value="21.4" calcext:value-type="float">
            <text:p>21.4</text:p>
          </table:table-cell>
          <table:table-cell table:number-columns-repeated="1016"/>
        </table:table-row>
        <table:table-row table:style-name="ro1">
          <table:table-cell table:style-name="ce36" office:value-type="float" office:value="1.2" calcext:value-type="float">
            <text:p>1.2</text:p>
          </table:table-cell>
          <table:table-cell table:style-name="ce36" office:value-type="float" office:value="128.6" calcext:value-type="float">
            <text:p>128.6</text:p>
          </table:table-cell>
          <table:table-cell table:style-name="ce39" office:value-type="float" office:value="9.33" calcext:value-type="float">
            <text:p>9.33</text:p>
          </table:table-cell>
          <table:table-cell table:style-name="ce41" office:value-type="float" office:value="0.15432" calcext:value-type="float">
            <text:p>0.1543</text:p>
          </table:table-cell>
          <table:table-cell table:style-name="ce18" table:formula="of:=273.15+[.D13]" office:value-type="float" office:value="273.30432" calcext:value-type="float">
            <text:p>273.30</text:p>
          </table:table-cell>
          <table:table-cell table:style-name="ce39" office:value-type="float" office:value="968.77" calcext:value-type="float">
            <text:p>968.77</text:p>
          </table:table-cell>
          <table:table-cell table:style-name="ce16" office:value-type="float" office:value="880823655570.552" calcext:value-type="float">
            <text:p>8.81E+11</text:p>
          </table:table-cell>
          <table:table-cell office:value-type="float" office:value="21.5" calcext:value-type="float">
            <text:p>21.5</text:p>
          </table:table-cell>
          <table:table-cell table:number-columns-repeated="1016"/>
        </table:table-row>
        <table:table-row table:style-name="ro1">
          <table:table-cell table:style-name="ce36" office:value-type="float" office:value="1.3" calcext:value-type="float">
            <text:p>1.3</text:p>
          </table:table-cell>
          <table:table-cell table:style-name="ce36" office:value-type="float" office:value="136.5" calcext:value-type="float">
            <text:p>136.5</text:p>
          </table:table-cell>
          <table:table-cell table:style-name="ce39" office:value-type="float" office:value="9.52" calcext:value-type="float">
            <text:p>9.52</text:p>
          </table:table-cell>
          <table:table-cell table:style-name="ce41" office:value-type="float" office:value="0.17745" calcext:value-type="float">
            <text:p>0.1775</text:p>
          </table:table-cell>
          <table:table-cell table:style-name="ce18" table:formula="of:=273.15+[.D14]" office:value-type="float" office:value="273.32745" calcext:value-type="float">
            <text:p>273.33</text:p>
          </table:table-cell>
          <table:table-cell table:style-name="ce39" office:value-type="float" office:value="989.73" calcext:value-type="float">
            <text:p>989.73</text:p>
          </table:table-cell>
          <table:table-cell table:style-name="ce16" office:value-type="float" office:value="959545475106.133" calcext:value-type="float">
            <text:p>9.60E+11</text:p>
          </table:table-cell>
          <table:table-cell office:value-type="float" office:value="21.5" calcext:value-type="float">
            <text:p>21.5</text:p>
          </table:table-cell>
          <table:table-cell table:number-columns-repeated="1016"/>
        </table:table-row>
        <table:table-row table:style-name="ro1">
          <table:table-cell table:style-name="ce36" office:value-type="float" office:value="1.4" calcext:value-type="float">
            <text:p>1.4</text:p>
          </table:table-cell>
          <table:table-cell table:style-name="ce36" office:value-type="float" office:value="142.6" calcext:value-type="float">
            <text:p>142.6</text:p>
          </table:table-cell>
          <table:table-cell table:style-name="ce39" office:value-type="float" office:value="9.82" calcext:value-type="float">
            <text:p>9.82</text:p>
          </table:table-cell>
          <table:table-cell table:style-name="ce41" office:value-type="float" office:value="0.19964" calcext:value-type="float">
            <text:p>0.1996</text:p>
          </table:table-cell>
          <table:table-cell table:style-name="ce18" table:formula="of:=273.15+[.D15]" office:value-type="float" office:value="273.34964" calcext:value-type="float">
            <text:p>273.35</text:p>
          </table:table-cell>
          <table:table-cell table:style-name="ce39" office:value-type="float" office:value="1021.53" calcext:value-type="float">
            <text:p>1021.53</text:p>
          </table:table-cell>
          <table:table-cell table:style-name="ce16" office:value-type="float" office:value="1088935488860.06" calcext:value-type="float">
            <text:p>1.09E+12</text:p>
          </table:table-cell>
          <table:table-cell office:value-type="float" office:value="21.5" calcext:value-type="float">
            <text:p>21.5</text:p>
          </table:table-cell>
          <table:table-cell table:number-columns-repeated="1016"/>
        </table:table-row>
        <table:table-row table:style-name="ro1">
          <table:table-cell table:style-name="ce36" office:value-type="float" office:value="1.5" calcext:value-type="float">
            <text:p>1.5</text:p>
          </table:table-cell>
          <table:table-cell table:style-name="ce36" office:value-type="float" office:value="146.4" calcext:value-type="float">
            <text:p>146.4</text:p>
          </table:table-cell>
          <table:table-cell table:style-name="ce39" office:value-type="float" office:value="10.25" calcext:value-type="float">
            <text:p>10.25</text:p>
          </table:table-cell>
          <table:table-cell table:style-name="ce41" office:value-type="float" office:value="0.2196" calcext:value-type="float">
            <text:p>0.2196</text:p>
          </table:table-cell>
          <table:table-cell table:style-name="ce18" table:formula="of:=273.15+[.D16]" office:value-type="float" office:value="273.3696" calcext:value-type="float">
            <text:p>273.37</text:p>
          </table:table-cell>
          <table:table-cell table:style-name="ce39" office:value-type="float" office:value="1067.48" calcext:value-type="float">
            <text:p>1067.48</text:p>
          </table:table-cell>
          <table:table-cell table:style-name="ce16" office:value-type="float" office:value="1298499951496.56" calcext:value-type="float">
            <text:p>1.30E+12</text:p>
          </table:table-cell>
          <table:table-cell office:value-type="float" office:value="21.6" calcext:value-type="float">
            <text:p>21.6</text:p>
          </table:table-cell>
          <table:table-cell table:number-columns-repeated="1016"/>
        </table:table-row>
        <table:table-row table:style-name="ro1">
          <table:table-cell table:style-name="ce36" office:value-type="float" office:value="2" calcext:value-type="float">
            <text:p>2.0</text:p>
          </table:table-cell>
          <table:table-cell table:style-name="ce36" office:value-type="float" office:value="174.4" calcext:value-type="float">
            <text:p>174.4</text:p>
          </table:table-cell>
          <table:table-cell table:style-name="ce39" office:value-type="float" office:value="11.47" calcext:value-type="float">
            <text:p>11.47</text:p>
          </table:table-cell>
          <table:table-cell table:style-name="ce41" office:value-type="float" office:value="0.3488" calcext:value-type="float">
            <text:p>0.3488</text:p>
          </table:table-cell>
          <table:table-cell table:style-name="ce18" table:formula="of:=273.15+[.D17]" office:value-type="float" office:value="273.4988" calcext:value-type="float">
            <text:p>273.50</text:p>
          </table:table-cell>
          <table:table-cell table:style-name="ce39" office:value-type="float" office:value="1196.2" calcext:value-type="float">
            <text:p>1196.20</text:p>
          </table:table-cell>
          <table:table-cell table:style-name="ce16" office:value-type="float" office:value="2047471459494.26" calcext:value-type="float">
            <text:p>2.05E+12</text:p>
          </table:table-cell>
          <table:table-cell office:value-type="float" office:value="21.7" calcext:value-type="float">
            <text:p>21.7</text:p>
          </table:table-cell>
          <table:table-cell table:number-columns-repeated="1016"/>
        </table:table-row>
        <table:table-row table:style-name="ro1">
          <table:table-cell table:style-name="ce36" office:value-type="float" office:value="2.5" calcext:value-type="float">
            <text:p>2.5</text:p>
          </table:table-cell>
          <table:table-cell table:style-name="ce36" office:value-type="float" office:value="199.8" calcext:value-type="float">
            <text:p>199.8</text:p>
          </table:table-cell>
          <table:table-cell table:style-name="ce39" office:value-type="float" office:value="12.51" calcext:value-type="float">
            <text:p>12.51</text:p>
          </table:table-cell>
          <table:table-cell table:style-name="ce41" office:value-type="float" office:value="0.4995" calcext:value-type="float">
            <text:p>0.4995</text:p>
          </table:table-cell>
          <table:table-cell table:style-name="ce18" table:formula="of:=273.15+[.D18]" office:value-type="float" office:value="273.6495" calcext:value-type="float">
            <text:p>273.65</text:p>
          </table:table-cell>
          <table:table-cell table:style-name="ce39" office:value-type="float" office:value="1303.57" calcext:value-type="float">
            <text:p>1303.57</text:p>
          </table:table-cell>
          <table:table-cell table:style-name="ce16" office:value-type="float" office:value="2887606604255.7" calcext:value-type="float">
            <text:p>2.89E+12</text:p>
          </table:table-cell>
          <table:table-cell office:value-type="float" office:value="21.9" calcext:value-type="float">
            <text:p>21.9</text:p>
          </table:table-cell>
          <table:table-cell table:number-columns-repeated="1016"/>
        </table:table-row>
        <table:table-row table:style-name="ro1">
          <table:table-cell table:style-name="ce36" office:value-type="float" office:value="3" calcext:value-type="float">
            <text:p>3.0</text:p>
          </table:table-cell>
          <table:table-cell table:style-name="ce36" office:value-type="float" office:value="222.4" calcext:value-type="float">
            <text:p>222.4</text:p>
          </table:table-cell>
          <table:table-cell table:style-name="ce39" office:value-type="float" office:value="13.49" calcext:value-type="float">
            <text:p>13.49</text:p>
          </table:table-cell>
          <table:table-cell table:style-name="ce41" office:value-type="float" office:value="0.6672" calcext:value-type="float">
            <text:p>0.6672</text:p>
          </table:table-cell>
          <table:table-cell table:style-name="ce18" table:formula="of:=273.15+[.D19]" office:value-type="float" office:value="273.8172" calcext:value-type="float">
            <text:p>273.82</text:p>
          </table:table-cell>
          <table:table-cell table:style-name="ce39" office:value-type="float" office:value="1401.88" calcext:value-type="float">
            <text:p>1401.88</text:p>
          </table:table-cell>
          <table:table-cell table:style-name="ce16" office:value-type="float" office:value="3862282491621.5" calcext:value-type="float">
            <text:p>3.86E+12</text:p>
          </table:table-cell>
          <table:table-cell office:value-type="float" office:value="22.2" calcext:value-type="float">
            <text:p>22.2</text:p>
          </table:table-cell>
          <table:table-cell table:number-columns-repeated="1016"/>
        </table:table-row>
        <table:table-row table:style-name="ro1">
          <table:table-cell table:style-name="ce36" office:value-type="float" office:value="3.5" calcext:value-type="float">
            <text:p>3.5</text:p>
          </table:table-cell>
          <table:table-cell table:style-name="ce36" office:value-type="float" office:value="245.2" calcext:value-type="float">
            <text:p>245.2</text:p>
          </table:table-cell>
          <table:table-cell table:style-name="ce39" office:value-type="float" office:value="14.27" calcext:value-type="float">
            <text:p>14.27</text:p>
          </table:table-cell>
          <table:table-cell table:style-name="ce41" office:value-type="float" office:value="0.8582" calcext:value-type="float">
            <text:p>0.8582</text:p>
          </table:table-cell>
          <table:table-cell table:style-name="ce18" table:formula="of:=273.15+[.D20]" office:value-type="float" office:value="274.0082" calcext:value-type="float">
            <text:p>274.01</text:p>
          </table:table-cell>
          <table:table-cell table:style-name="ce39" office:value-type="float" office:value="1479.51" calcext:value-type="float">
            <text:p>1479.51</text:p>
          </table:table-cell>
          <table:table-cell table:style-name="ce16" office:value-type="float" office:value="4791460021945.85" calcext:value-type="float">
            <text:p>4.79E+12</text:p>
          </table:table-cell>
          <table:table-cell office:value-type="float" office:value="22.4" calcext:value-type="float">
            <text:p>22.4</text:p>
          </table:table-cell>
          <table:table-cell table:number-columns-repeated="1016"/>
        </table:table-row>
        <table:table-row table:style-name="ro1">
          <table:table-cell table:style-name="ce36" office:value-type="float" office:value="4" calcext:value-type="float">
            <text:p>4.0</text:p>
          </table:table-cell>
          <table:table-cell table:style-name="ce36" office:value-type="float" office:value="264.2" calcext:value-type="float">
            <text:p>264.2</text:p>
          </table:table-cell>
          <table:table-cell table:style-name="ce39" office:value-type="float" office:value="15.14" calcext:value-type="float">
            <text:p>15.14</text:p>
          </table:table-cell>
          <table:table-cell table:style-name="ce41" office:value-type="float" office:value="1.0568" calcext:value-type="float">
            <text:p>1.0568</text:p>
          </table:table-cell>
          <table:table-cell table:style-name="ce18" table:formula="of:=273.15+[.D21]" office:value-type="float" office:value="274.2068" calcext:value-type="float">
            <text:p>274.21</text:p>
          </table:table-cell>
          <table:table-cell table:style-name="ce39" office:value-type="float" office:value="1563.81" calcext:value-type="float">
            <text:p>1563.81</text:p>
          </table:table-cell>
          <table:table-cell table:style-name="ce16" office:value-type="float" office:value="5980448887097" calcext:value-type="float">
            <text:p>5.98E+12</text:p>
          </table:table-cell>
          <table:table-cell office:value-type="float" office:value="22.6" calcext:value-type="float">
            <text:p>22.6</text:p>
          </table:table-cell>
          <table:table-cell table:number-columns-repeated="1016"/>
        </table:table-row>
        <table:table-row table:style-name="ro1">
          <table:table-cell table:style-name="ce36" office:value-type="float" office:value="4.5" calcext:value-type="float">
            <text:p>4.5</text:p>
          </table:table-cell>
          <table:table-cell table:style-name="ce36" office:value-type="float" office:value="284" calcext:value-type="float">
            <text:p>284.0</text:p>
          </table:table-cell>
          <table:table-cell table:style-name="ce39" office:value-type="float" office:value="15.85" calcext:value-type="float">
            <text:p>15.85</text:p>
          </table:table-cell>
          <table:table-cell table:style-name="ce41" office:value-type="float" office:value="1.278" calcext:value-type="float">
            <text:p>1.2780</text:p>
          </table:table-cell>
          <table:table-cell table:style-name="ce18" table:formula="of:=273.15+[.D22]" office:value-type="float" office:value="274.428" calcext:value-type="float">
            <text:p>274.43</text:p>
          </table:table-cell>
          <table:table-cell table:style-name="ce39" office:value-type="float" office:value="1631.44" calcext:value-type="float">
            <text:p>1631.44</text:p>
          </table:table-cell>
          <table:table-cell table:style-name="ce16" office:value-type="float" office:value="7084109311369.37" calcext:value-type="float">
            <text:p>7.08E+12</text:p>
          </table:table-cell>
          <table:table-cell office:value-type="float" office:value="23.2" calcext:value-type="float">
            <text:p>23.2</text:p>
          </table:table-cell>
          <table:table-cell table:number-columns-repeated="1016"/>
        </table:table-row>
        <table:table-row table:style-name="ro1">
          <table:table-cell table:style-name="ce36" office:value-type="float" office:value="5" calcext:value-type="float">
            <text:p>5.0</text:p>
          </table:table-cell>
          <table:table-cell table:style-name="ce36" office:value-type="float" office:value="303.8" calcext:value-type="float">
            <text:p>303.8</text:p>
          </table:table-cell>
          <table:table-cell table:style-name="ce39" office:value-type="float" office:value="16.46" calcext:value-type="float">
            <text:p>16.46</text:p>
          </table:table-cell>
          <table:table-cell table:style-name="ce41" office:value-type="float" office:value="1.519" calcext:value-type="float">
            <text:p>1.5190</text:p>
          </table:table-cell>
          <table:table-cell table:style-name="ce18" table:formula="of:=273.15+[.D23]" office:value-type="float" office:value="274.669" calcext:value-type="float">
            <text:p>274.67</text:p>
          </table:table-cell>
          <table:table-cell table:style-name="ce39" office:value-type="float" office:value="1689.56" calcext:value-type="float">
            <text:p>1689.56</text:p>
          </table:table-cell>
          <table:table-cell table:style-name="ce16" office:value-type="float" office:value="8148758706132.14" calcext:value-type="float">
            <text:p>8.15E+12</text:p>
          </table:table-cell>
          <table:table-cell office:value-type="float" office:value="23.7" calcext:value-type="float">
            <text:p>23.7</text:p>
          </table:table-cell>
          <table:table-cell table:number-columns-repeated="1016"/>
        </table:table-row>
        <table:table-row table:style-name="ro1">
          <table:table-cell table:style-name="ce36" office:value-type="float" office:value="5.5" calcext:value-type="float">
            <text:p>5.5</text:p>
          </table:table-cell>
          <table:table-cell table:style-name="ce36" office:value-type="float" office:value="321.7" calcext:value-type="float">
            <text:p>321.7</text:p>
          </table:table-cell>
          <table:table-cell table:style-name="ce39" office:value-type="float" office:value="17.1" calcext:value-type="float">
            <text:p>17.10</text:p>
          </table:table-cell>
          <table:table-cell table:style-name="ce41" office:value-type="float" office:value="1.76935" calcext:value-type="float">
            <text:p>1.7694</text:p>
          </table:table-cell>
          <table:table-cell table:style-name="ce18" table:formula="of:=273.15+[.D24]" office:value-type="float" office:value="274.91935" calcext:value-type="float">
            <text:p>274.92</text:p>
          </table:table-cell>
          <table:table-cell table:style-name="ce39" office:value-type="float" office:value="1749.41" calcext:value-type="float">
            <text:p>1749.41</text:p>
          </table:table-cell>
          <table:table-cell table:style-name="ce16" office:value-type="float" office:value="9366213243320.14" calcext:value-type="float">
            <text:p>9.37E+12</text:p>
          </table:table-cell>
          <table:table-cell office:value-type="float" office:value="24.2" calcext:value-type="float">
            <text:p>24.2</text:p>
          </table:table-cell>
          <table:table-cell table:number-columns-repeated="1016"/>
        </table:table-row>
        <table:table-row table:style-name="ro1">
          <table:table-cell table:style-name="ce36" office:value-type="float" office:value="6" calcext:value-type="float">
            <text:p>6.0</text:p>
          </table:table-cell>
          <table:table-cell table:style-name="ce36" office:value-type="float" office:value="338.7" calcext:value-type="float">
            <text:p>338.7</text:p>
          </table:table-cell>
          <table:table-cell table:style-name="ce39" office:value-type="float" office:value="17.71" calcext:value-type="float">
            <text:p>17.71</text:p>
          </table:table-cell>
          <table:table-cell table:style-name="ce41" office:value-type="float" office:value="2.0322" calcext:value-type="float">
            <text:p>2.0322</text:p>
          </table:table-cell>
          <table:table-cell table:style-name="ce18" table:formula="of:=273.15+[.D25]" office:value-type="float" office:value="275.1822" calcext:value-type="float">
            <text:p>275.18</text:p>
          </table:table-cell>
          <table:table-cell table:style-name="ce39" office:value-type="float" office:value="1806.72" calcext:value-type="float">
            <text:p>1806.72</text:p>
          </table:table-cell>
          <table:table-cell table:style-name="ce16" office:value-type="float" office:value="10655258279461.1" calcext:value-type="float">
            <text:p>1.07E+13</text:p>
          </table:table-cell>
          <table:table-cell office:value-type="float" office:value="24.7" calcext:value-type="float">
            <text:p>24.7</text:p>
          </table:table-cell>
          <table:table-cell table:number-columns-repeated="1016"/>
        </table:table-row>
        <table:table-row table:style-name="ro1">
          <table:table-cell table:style-name="ce36" office:value-type="float" office:value="6.5" calcext:value-type="float">
            <text:p>6.5</text:p>
          </table:table-cell>
          <table:table-cell table:style-name="ce36" office:value-type="float" office:value="355.1" calcext:value-type="float">
            <text:p>355.1</text:p>
          </table:table-cell>
          <table:table-cell table:style-name="ce39" office:value-type="float" office:value="18.3" calcext:value-type="float">
            <text:p>18.30</text:p>
          </table:table-cell>
          <table:table-cell table:style-name="ce41" office:value-type="float" office:value="2.30815" calcext:value-type="float">
            <text:p>2.3082</text:p>
          </table:table-cell>
          <table:table-cell table:style-name="ce18" table:formula="of:=273.15+[.D26]" office:value-type="float" office:value="275.45815" calcext:value-type="float">
            <text:p>275.46</text:p>
          </table:table-cell>
          <table:table-cell table:style-name="ce39" office:value-type="float" office:value="1860.86" calcext:value-type="float">
            <text:p>1860.86</text:p>
          </table:table-cell>
          <table:table-cell table:style-name="ce16" office:value-type="float" office:value="11990960355016.5" calcext:value-type="float">
            <text:p>1.20E+13</text:p>
          </table:table-cell>
          <table:table-cell office:value-type="float" office:value="25.2" calcext:value-type="float">
            <text:p>25.2</text:p>
          </table:table-cell>
          <table:table-cell table:number-columns-repeated="1016"/>
        </table:table-row>
        <table:table-row table:style-name="ro1">
          <table:table-cell table:style-name="ce36" office:value-type="float" office:value="7" calcext:value-type="float">
            <text:p>7.0</text:p>
          </table:table-cell>
          <table:table-cell table:style-name="ce36" office:value-type="float" office:value="372.3" calcext:value-type="float">
            <text:p>372.3</text:p>
          </table:table-cell>
          <table:table-cell table:style-name="ce39" office:value-type="float" office:value="18.8" calcext:value-type="float">
            <text:p>18.80</text:p>
          </table:table-cell>
          <table:table-cell table:style-name="ce41" office:value-type="float" office:value="2.6061" calcext:value-type="float">
            <text:p>2.6061</text:p>
          </table:table-cell>
          <table:table-cell table:style-name="ce18" table:formula="of:=273.15+[.D27]" office:value-type="float" office:value="275.7561" calcext:value-type="float">
            <text:p>275.76</text:p>
          </table:table-cell>
          <table:table-cell table:style-name="ce39" office:value-type="float" office:value="1906.09" calcext:value-type="float">
            <text:p>1906.09</text:p>
          </table:table-cell>
          <table:table-cell table:style-name="ce16" office:value-type="float" office:value="13199980716653.7" calcext:value-type="float">
            <text:p>1.32E+13</text:p>
          </table:table-cell>
          <table:table-cell office:value-type="float" office:value="25.7" calcext:value-type="float">
            <text:p>25.7</text:p>
          </table:table-cell>
          <table:table-cell table:number-columns-repeated="1016"/>
        </table:table-row>
        <table:table-row table:style-name="ro1">
          <table:table-cell table:style-name="ce36" office:value-type="float" office:value="7.5" calcext:value-type="float">
            <text:p>7.5</text:p>
          </table:table-cell>
          <table:table-cell table:style-name="ce36" office:value-type="float" office:value="387.8" calcext:value-type="float">
            <text:p>387.8</text:p>
          </table:table-cell>
          <table:table-cell table:style-name="ce39" office:value-type="float" office:value="19.34" calcext:value-type="float">
            <text:p>19.34</text:p>
          </table:table-cell>
          <table:table-cell table:style-name="ce41" office:value-type="float" office:value="2.9085" calcext:value-type="float">
            <text:p>2.9085</text:p>
          </table:table-cell>
          <table:table-cell table:style-name="ce18" table:formula="of:=273.15+[.D28]" office:value-type="float" office:value="276.0585" calcext:value-type="float">
            <text:p>276.06</text:p>
          </table:table-cell>
          <table:table-cell table:style-name="ce39" office:value-type="float" office:value="1954.59" calcext:value-type="float">
            <text:p>1954.59</text:p>
          </table:table-cell>
          <table:table-cell table:style-name="ce16" office:value-type="float" office:value="14595597148843.1" calcext:value-type="float">
            <text:p>1.46E+13</text:p>
          </table:table-cell>
          <table:table-cell office:value-type="float" office:value="26.7" calcext:value-type="float">
            <text:p>26.7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ror Data" table:style-name="ta1">
        <table:table-column table:style-name="co1" table:number-columns-repeated="2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1" table:number-columns-repeated="2" table:default-cell-style-name="ce38"/>
        <table:table-column table:style-name="co6" table:default-cell-style-name="ce38"/>
        <table:table-column table:style-name="co7" table:default-cell-style-name="ce38"/>
        <table:table-column table:style-name="co1" table:number-columns-repeated="1014" table:default-cell-style-name="ce38"/>
        <table:table-row table:style-name="ro1">
          <table:table-cell table:style-name="ce35" office:value-type="string" calcext:value-type="string">
            <text:p>V (V)</text:p>
          </table:table-cell>
          <table:table-cell table:style-name="ce35" office:value-type="string" calcext:value-type="string">
            <text:p>I (mA)</text:p>
          </table:table-cell>
          <table:table-cell table:style-name="ce35" office:value-type="string" calcext:value-type="string">
            <text:p>R (<text:span text:style-name="T3">Ω)</text:span></text:p>
          </table:table-cell>
          <table:table-cell table:style-name="ce35" office:value-type="string" calcext:value-type="string">
            <text:p>P (W)</text:p>
          </table:table-cell>
          <table:table-cell table:style-name="ce35" office:value-type="string" calcext:value-type="string">
            <text:p>T (K)</text:p>
          </table:table-cell>
          <table:table-cell table:style-name="ce44" office:value-type="string" calcext:value-type="string">
            <text:p>T<text:span text:style-name="T2">⁴ </text:span>(K<text:span text:style-name="T2">⁴</text:span>)</text:p>
          </table:table-cell>
          <table:table-cell table:number-columns-repeated="1018"/>
        </table:table-row>
        <table:table-row table:style-name="ro1"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29.3" calcext:value-type="float">
            <text:p>29.3</text:p>
          </table:table-cell>
          <table:table-cell table:style-name="ce39" office:value-type="string" calcext:value-type="string">
            <text:p>(3.41±3.41)×10⁰</text:p>
          </table:table-cell>
          <table:table-cell table:style-name="ce41" office:value-type="string" calcext:value-type="string">
            <text:p>(2.93±2.93)×10⁻³</text:p>
          </table:table-cell>
          <table:table-cell table:style-name="ce47" office:value-type="string" calcext:value-type="string">
            <text:p>(2.70±4.43)×10²</text:p>
          </table:table-cell>
          <table:table-cell table:style-name="ce47" office:value-type="string" calcext:value-type="string">
            <text:p>(0.53±3.48)×10¹⁰</text:p>
          </table:table-cell>
          <table:table-cell table:number-columns-repeated="1018"/>
        </table:table-row>
        <table:table-row table:style-name="ro1">
          <table:table-cell table:style-name="ce36" office:value-type="float" office:value="0.2" calcext:value-type="float">
            <text:p>0.2</text:p>
          </table:table-cell>
          <table:table-cell table:style-name="ce36" office:value-type="float" office:value="47" calcext:value-type="float">
            <text:p>47.0</text:p>
          </table:table-cell>
          <table:table-cell table:style-name="ce39" office:value-type="string" calcext:value-type="string">
            <text:p>(4.26±2.13)×10⁰</text:p>
          </table:table-cell>
          <table:table-cell table:style-name="ce41" office:value-type="string" calcext:value-type="string">
            <text:p>(9.40±4.70)×10⁻³</text:p>
          </table:table-cell>
          <table:table-cell table:style-name="ce47" office:value-type="string" calcext:value-type="string">
            <text:p>(3.77±2.75)×10²</text:p>
          </table:table-cell>
          <table:table-cell table:style-name="ce47" office:value-type="string" calcext:value-type="string">
            <text:p>(2.02±5.88)×10¹⁰</text:p>
          </table:table-cell>
          <table:table-cell table:number-columns-repeated="1018"/>
        </table:table-row>
        <table:table-row table:style-name="ro1">
          <table:table-cell table:style-name="ce36" office:value-type="float" office:value="0.3" calcext:value-type="float">
            <text:p>0.3</text:p>
          </table:table-cell>
          <table:table-cell table:style-name="ce36" office:value-type="float" office:value="58.2" calcext:value-type="float">
            <text:p>58.2</text:p>
          </table:table-cell>
          <table:table-cell table:style-name="ce39" office:value-type="string" calcext:value-type="string">
            <text:p>(5.15±1.72)×10⁰</text:p>
          </table:table-cell>
          <table:table-cell table:style-name="ce41" office:value-type="string" calcext:value-type="string">
            <text:p>(1.75±0.58)×10⁻²</text:p>
          </table:table-cell>
          <table:table-cell table:style-name="ce47" office:value-type="string" calcext:value-type="string">
            <text:p>(4.88±2.24)×10²</text:p>
          </table:table-cell>
          <table:table-cell table:style-name="ce47" office:value-type="string" calcext:value-type="string">
            <text:p>(0.57±1.04)×10¹¹</text:p>
          </table:table-cell>
          <table:table-cell table:number-columns-repeated="1018"/>
        </table:table-row>
        <table:table-row table:style-name="ro1">
          <table:table-cell table:style-name="ce36" office:value-type="float" office:value="0.4" calcext:value-type="float">
            <text:p>0.4</text:p>
          </table:table-cell>
          <table:table-cell table:style-name="ce36" office:value-type="float" office:value="72" calcext:value-type="float">
            <text:p>72.0</text:p>
          </table:table-cell>
          <table:table-cell table:style-name="ce39" office:value-type="string" calcext:value-type="string">
            <text:p>(5.56±1.39)×10⁰</text:p>
          </table:table-cell>
          <table:table-cell table:style-name="ce41" office:value-type="string" calcext:value-type="string">
            <text:p>(2.88±0.72)×10⁻²</text:p>
          </table:table-cell>
          <table:table-cell table:style-name="ce47" office:value-type="string" calcext:value-type="string">
            <text:p>(5.37±1.87)×10²</text:p>
          </table:table-cell>
          <table:table-cell table:style-name="ce47" office:value-type="string" calcext:value-type="string">
            <text:p>(0.83±1.16)×10¹¹</text:p>
          </table:table-cell>
          <table:table-cell table:number-columns-repeated="1018"/>
        </table:table-row>
        <table:table-row table:style-name="ro1">
          <table:table-cell table:style-name="ce36" office:value-type="float" office:value="0.5" calcext:value-type="float">
            <text:p>0.5</text:p>
          </table:table-cell>
          <table:table-cell table:style-name="ce36" office:value-type="float" office:value="81" calcext:value-type="float">
            <text:p>81.0</text:p>
          </table:table-cell>
          <table:table-cell table:style-name="ce39" office:value-type="string" calcext:value-type="string">
            <text:p>(6.17±1.23)×10⁰</text:p>
          </table:table-cell>
          <table:table-cell table:style-name="ce41" office:value-type="string" calcext:value-type="string">
            <text:p>(4.05±0.81)×10⁻²</text:p>
          </table:table-cell>
          <table:table-cell table:style-name="ce47" office:value-type="string" calcext:value-type="string">
            <text:p>(6.10±1.72)×10²</text:p>
          </table:table-cell>
          <table:table-cell table:style-name="ce47" office:value-type="string" calcext:value-type="string">
            <text:p>(1.39±1.57)×10¹¹</text:p>
          </table:table-cell>
          <table:table-cell table:number-columns-repeated="1018"/>
        </table:table-row>
        <table:table-row table:style-name="ro1">
          <table:table-cell table:style-name="ce36" office:value-type="float" office:value="0.6" calcext:value-type="float">
            <text:p>0.6</text:p>
          </table:table-cell>
          <table:table-cell table:style-name="ce36" office:value-type="float" office:value="87.3" calcext:value-type="float">
            <text:p>87.3</text:p>
          </table:table-cell>
          <table:table-cell table:style-name="ce39" office:value-type="string" calcext:value-type="string">
            <text:p>(6.87±1.15)×10⁰</text:p>
          </table:table-cell>
          <table:table-cell table:style-name="ce41" office:value-type="string" calcext:value-type="string">
            <text:p>(5.24±0.87)×10⁻²</text:p>
          </table:table-cell>
          <table:table-cell table:style-name="ce47" office:value-type="string" calcext:value-type="string">
            <text:p>(6.92±1.66)×10²</text:p>
          </table:table-cell>
          <table:table-cell table:style-name="ce47" office:value-type="string" calcext:value-type="string">
            <text:p>(2.30±2.21)×10¹¹</text:p>
          </table:table-cell>
          <table:table-cell table:number-columns-repeated="1018"/>
        </table:table-row>
        <table:table-row table:style-name="ro1">
          <table:table-cell table:style-name="ce36" office:value-type="float" office:value="0.7" calcext:value-type="float">
            <text:p>0.7</text:p>
          </table:table-cell>
          <table:table-cell table:style-name="ce36" office:value-type="float" office:value="95" calcext:value-type="float">
            <text:p>95.0</text:p>
          </table:table-cell>
          <table:table-cell table:style-name="ce39" office:value-type="string" calcext:value-type="string">
            <text:p>(7.37±1.05)×10⁰</text:p>
          </table:table-cell>
          <table:table-cell table:style-name="ce41" office:value-type="string" calcext:value-type="string">
            <text:p>(6.65±0.95)×10⁻²</text:p>
          </table:table-cell>
          <table:table-cell table:style-name="ce47" office:value-type="string" calcext:value-type="string">
            <text:p>(7.49±1.60)×10²</text:p>
          </table:table-cell>
          <table:table-cell table:style-name="ce47" office:value-type="string" calcext:value-type="string">
            <text:p>(3.15±2.70)×10¹¹</text:p>
          </table:table-cell>
          <table:table-cell table:number-columns-repeated="1018"/>
        </table:table-row>
        <table:table-row table:style-name="ro1"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102.4" calcext:value-type="float">
            <text:p>102.4</text:p>
          </table:table-cell>
          <table:table-cell table:style-name="ce40" office:value-type="string" calcext:value-type="string">
            <text:p>(7.81±0.98)×10⁰</text:p>
          </table:table-cell>
          <table:table-cell table:style-name="ce42" office:value-type="string" calcext:value-type="string">
            <text:p>(8.19±1.02)×10⁻²</text:p>
          </table:table-cell>
          <table:table-cell table:style-name="ce35" office:value-type="string" calcext:value-type="string">
            <text:p>(8.00±0.00)×10²</text:p>
          </table:table-cell>
          <table:table-cell table:style-name="ce35" office:value-type="string" calcext:value-type="string">
            <text:p>(4.10±0.00)×10¹¹</text:p>
          </table:table-cell>
          <table:table-cell table:style-name="ce31" table:number-columns-repeated="1018"/>
        </table:table-row>
        <table:table-row table:style-name="ro1">
          <table:table-cell table:style-name="ce36" office:value-type="float" office:value="0.9" calcext:value-type="float">
            <text:p>0.9</text:p>
          </table:table-cell>
          <table:table-cell table:style-name="ce36" office:value-type="float" office:value="106.4" calcext:value-type="float">
            <text:p>106.4</text:p>
          </table:table-cell>
          <table:table-cell table:style-name="ce39" office:value-type="string" calcext:value-type="string">
            <text:p>(8.46±0.94)×10⁰</text:p>
          </table:table-cell>
          <table:table-cell table:style-name="ce41" office:value-type="string" calcext:value-type="string">
            <text:p>(9.58±1.06)×10⁻²</text:p>
          </table:table-cell>
          <table:table-cell table:style-name="ce47" office:value-type="string" calcext:value-type="string">
            <text:p>(8.73±1.58)×10²</text:p>
          </table:table-cell>
          <table:table-cell table:style-name="ce47" office:value-type="string" calcext:value-type="string">
            <text:p>(5.80±4.19)×10¹¹</text:p>
          </table:table-cell>
          <table:table-cell table:number-columns-repeated="1018"/>
        </table:table-row>
        <table:table-row table:style-name="ro1">
          <table:table-cell table:style-name="ce36" office:value-type="float" office:value="1" calcext:value-type="float">
            <text:p>1.0</text:p>
          </table:table-cell>
          <table:table-cell table:style-name="ce36" office:value-type="float" office:value="117.5" calcext:value-type="float">
            <text:p>117.5</text:p>
          </table:table-cell>
          <table:table-cell table:style-name="ce39" office:value-type="string" calcext:value-type="string">
            <text:p>(8.51±0.85)×10⁰</text:p>
          </table:table-cell>
          <table:table-cell table:style-name="ce41" office:value-type="string" calcext:value-type="string">
            <text:p>(1.17±0.12)×10⁻¹</text:p>
          </table:table-cell>
          <table:table-cell table:style-name="ce47" office:value-type="string" calcext:value-type="string">
            <text:p>(8.78±1.52)×10²</text:p>
          </table:table-cell>
          <table:table-cell table:style-name="ce47" office:value-type="string" calcext:value-type="string">
            <text:p>(5.95±4.11)×10¹¹</text:p>
          </table:table-cell>
          <table:table-cell table:number-columns-repeated="1018"/>
        </table:table-row>
        <table:table-row table:style-name="ro1">
          <table:table-cell table:style-name="ce36" office:value-type="float" office:value="1.1" calcext:value-type="float">
            <text:p>1.1</text:p>
          </table:table-cell>
          <table:table-cell table:style-name="ce36" office:value-type="float" office:value="125.5" calcext:value-type="float">
            <text:p>125.5</text:p>
          </table:table-cell>
          <table:table-cell table:style-name="ce39" office:value-type="string" calcext:value-type="string">
            <text:p>(8.76±0.80)×10⁰</text:p>
          </table:table-cell>
          <table:table-cell table:style-name="ce41" office:value-type="string" calcext:value-type="string">
            <text:p>(1.38±0.13)×10⁻¹</text:p>
          </table:table-cell>
          <table:table-cell table:style-name="ce47" office:value-type="string" calcext:value-type="string">
            <text:p>(9.07±1.50)×10²</text:p>
          </table:table-cell>
          <table:table-cell table:style-name="ce47" office:value-type="string" calcext:value-type="string">
            <text:p>(6.75±4.46)×10¹¹</text:p>
          </table:table-cell>
          <table:table-cell table:number-columns-repeated="1018"/>
        </table:table-row>
        <table:table-row table:style-name="ro1">
          <table:table-cell table:style-name="ce36" office:value-type="float" office:value="1.2" calcext:value-type="float">
            <text:p>1.2</text:p>
          </table:table-cell>
          <table:table-cell table:style-name="ce36" office:value-type="float" office:value="128.6" calcext:value-type="float">
            <text:p>128.6</text:p>
          </table:table-cell>
          <table:table-cell table:style-name="ce39" office:value-type="string" calcext:value-type="string">
            <text:p>(9.33±0.78)×10⁰</text:p>
          </table:table-cell>
          <table:table-cell table:style-name="ce41" office:value-type="string" calcext:value-type="string">
            <text:p>(1.54±0.13)×10⁻¹</text:p>
          </table:table-cell>
          <table:table-cell table:style-name="ce47" office:value-type="string" calcext:value-type="string">
            <text:p>(9.69±1.53)×10²</text:p>
          </table:table-cell>
          <table:table-cell table:style-name="ce47" office:value-type="string" calcext:value-type="string">
            <text:p>(8.81±5.56)×10¹¹</text:p>
          </table:table-cell>
          <table:table-cell table:number-columns-repeated="1018"/>
        </table:table-row>
        <table:table-row table:style-name="ro1">
          <table:table-cell table:style-name="ce36" office:value-type="float" office:value="1.3" calcext:value-type="float">
            <text:p>1.3</text:p>
          </table:table-cell>
          <table:table-cell table:style-name="ce36" office:value-type="float" office:value="136.5" calcext:value-type="float">
            <text:p>136.5</text:p>
          </table:table-cell>
          <table:table-cell table:style-name="ce39" office:value-type="string" calcext:value-type="string">
            <text:p>(9.52±0.73)×10⁰</text:p>
          </table:table-cell>
          <table:table-cell table:style-name="ce41" office:value-type="string" calcext:value-type="string">
            <text:p>(1.77±0.14)×10⁻¹</text:p>
          </table:table-cell>
          <table:table-cell table:style-name="ce47" office:value-type="string" calcext:value-type="string">
            <text:p>(9.90±1.52)×10²</text:p>
          </table:table-cell>
          <table:table-cell table:style-name="ce47" office:value-type="string" calcext:value-type="string">
            <text:p>(9.60±5.89)×10¹¹</text:p>
          </table:table-cell>
          <table:table-cell table:number-columns-repeated="1018"/>
        </table:table-row>
        <table:table-row table:style-name="ro1">
          <table:table-cell table:style-name="ce36" office:value-type="float" office:value="1.4" calcext:value-type="float">
            <text:p>1.4</text:p>
          </table:table-cell>
          <table:table-cell table:style-name="ce36" office:value-type="float" office:value="142.6" calcext:value-type="float">
            <text:p>142.6</text:p>
          </table:table-cell>
          <table:table-cell table:style-name="ce39" office:value-type="string" calcext:value-type="string">
            <text:p>(9.82±0.70)×10⁰</text:p>
          </table:table-cell>
          <table:table-cell table:style-name="ce41" office:value-type="string" calcext:value-type="string">
            <text:p>(2.00±0.14)×10⁻¹</text:p>
          </table:table-cell>
          <table:table-cell table:style-name="ce47" office:value-type="string" calcext:value-type="string">
            <text:p>(1.02±0.15)×10³</text:p>
          </table:table-cell>
          <table:table-cell table:style-name="ce47" office:value-type="string" calcext:value-type="string">
            <text:p>(1.09±0.65)×10¹²</text:p>
          </table:table-cell>
          <table:table-cell table:number-columns-repeated="1018"/>
        </table:table-row>
        <table:table-row table:style-name="ro1">
          <table:table-cell table:style-name="ce36" office:value-type="float" office:value="1.5" calcext:value-type="float">
            <text:p>1.5</text:p>
          </table:table-cell>
          <table:table-cell table:style-name="ce36" office:value-type="float" office:value="146.4" calcext:value-type="float">
            <text:p>146.4</text:p>
          </table:table-cell>
          <table:table-cell table:style-name="ce39" office:value-type="string" calcext:value-type="string">
            <text:p>(1.02±0.07)×10¹</text:p>
          </table:table-cell>
          <table:table-cell table:style-name="ce41" office:value-type="string" calcext:value-type="string">
            <text:p>(2.20±0.15)×10⁻¹</text:p>
          </table:table-cell>
          <table:table-cell table:style-name="ce47" office:value-type="string" calcext:value-type="string">
            <text:p>(1.07±0.16)×10³</text:p>
          </table:table-cell>
          <table:table-cell table:style-name="ce47" office:value-type="string" calcext:value-type="string">
            <text:p>(1.30±0.75)×10¹²</text:p>
          </table:table-cell>
          <table:table-cell table:number-columns-repeated="1018"/>
        </table:table-row>
        <table:table-row table:style-name="ro1">
          <table:table-cell table:style-name="ce36" office:value-type="float" office:value="2" calcext:value-type="float">
            <text:p>2.0</text:p>
          </table:table-cell>
          <table:table-cell table:style-name="ce36" office:value-type="float" office:value="174.4" calcext:value-type="float">
            <text:p>174.4</text:p>
          </table:table-cell>
          <table:table-cell table:style-name="ce39" office:value-type="string" calcext:value-type="string">
            <text:p>(1.15±0.06)×10¹</text:p>
          </table:table-cell>
          <table:table-cell table:style-name="ce41" office:value-type="string" calcext:value-type="string">
            <text:p>(3.49±0.17)×10⁻¹</text:p>
          </table:table-cell>
          <table:table-cell table:style-name="ce47" office:value-type="string" calcext:value-type="string">
            <text:p>(1.20±0.16)×10³</text:p>
          </table:table-cell>
          <table:table-cell table:style-name="ce47" office:value-type="string" calcext:value-type="string">
            <text:p>(2.05±1.10)×10¹²</text:p>
          </table:table-cell>
          <table:table-cell table:number-columns-repeated="1018"/>
        </table:table-row>
        <table:table-row table:style-name="ro1">
          <table:table-cell table:style-name="ce36" office:value-type="float" office:value="2.5" calcext:value-type="float">
            <text:p>2.5</text:p>
          </table:table-cell>
          <table:table-cell table:style-name="ce36" office:value-type="float" office:value="199.8" calcext:value-type="float">
            <text:p>199.8</text:p>
          </table:table-cell>
          <table:table-cell table:style-name="ce39" office:value-type="string" calcext:value-type="string">
            <text:p>(1.25±0.05)×10¹</text:p>
          </table:table-cell>
          <table:table-cell table:style-name="ce41" office:value-type="string" calcext:value-type="string">
            <text:p>(5.00±0.20)×10⁻¹</text:p>
          </table:table-cell>
          <table:table-cell table:style-name="ce47" office:value-type="string" calcext:value-type="string">
            <text:p>(1.30±0.17)×10³</text:p>
          </table:table-cell>
          <table:table-cell table:style-name="ce47" office:value-type="string" calcext:value-type="string">
            <text:p>(2.89±1.48)×10¹²</text:p>
          </table:table-cell>
          <table:table-cell table:number-columns-repeated="1018"/>
        </table:table-row>
        <table:table-row table:style-name="ro1">
          <table:table-cell table:style-name="ce36" office:value-type="float" office:value="3" calcext:value-type="float">
            <text:p>3.0</text:p>
          </table:table-cell>
          <table:table-cell table:style-name="ce36" office:value-type="float" office:value="222.4" calcext:value-type="float">
            <text:p>222.4</text:p>
          </table:table-cell>
          <table:table-cell table:style-name="ce39" office:value-type="string" calcext:value-type="string">
            <text:p>(1.35±0.04)×10¹</text:p>
          </table:table-cell>
          <table:table-cell table:style-name="ce41" office:value-type="string" calcext:value-type="string">
            <text:p>(6.67±0.22)×10⁻¹</text:p>
          </table:table-cell>
          <table:table-cell table:style-name="ce47" office:value-type="string" calcext:value-type="string">
            <text:p>(1.40±0.17)×10³</text:p>
          </table:table-cell>
          <table:table-cell table:style-name="ce47" office:value-type="string" calcext:value-type="string">
            <text:p>(3.86±1.92)×10¹²</text:p>
          </table:table-cell>
          <table:table-cell table:number-columns-repeated="1018"/>
        </table:table-row>
        <table:table-row table:style-name="ro1">
          <table:table-cell table:style-name="ce36" office:value-type="float" office:value="3.5" calcext:value-type="float">
            <text:p>3.5</text:p>
          </table:table-cell>
          <table:table-cell table:style-name="ce36" office:value-type="float" office:value="245.2" calcext:value-type="float">
            <text:p>245.2</text:p>
          </table:table-cell>
          <table:table-cell table:style-name="ce39" office:value-type="string" calcext:value-type="string">
            <text:p>(1.43±0.04)×10¹</text:p>
          </table:table-cell>
          <table:table-cell table:style-name="ce41" office:value-type="string" calcext:value-type="string">
            <text:p>(8.58±0.25)×10⁻¹</text:p>
          </table:table-cell>
          <table:table-cell table:style-name="ce47" office:value-type="string" calcext:value-type="string">
            <text:p>(1.48±0.18)×10³</text:p>
          </table:table-cell>
          <table:table-cell table:style-name="ce47" office:value-type="string" calcext:value-type="string">
            <text:p>(4.79±2.33)×10¹²</text:p>
          </table:table-cell>
          <table:table-cell table:number-columns-repeated="1018"/>
        </table:table-row>
        <table:table-row table:style-name="ro1">
          <table:table-cell table:style-name="ce36" office:value-type="float" office:value="4" calcext:value-type="float">
            <text:p>4.0</text:p>
          </table:table-cell>
          <table:table-cell table:style-name="ce36" office:value-type="float" office:value="264.2" calcext:value-type="float">
            <text:p>264.2</text:p>
          </table:table-cell>
          <table:table-cell table:style-name="ce39" office:value-type="string" calcext:value-type="string">
            <text:p>(1.51±0.04)×10¹</text:p>
          </table:table-cell>
          <table:table-cell table:style-name="ce41" office:value-type="string" calcext:value-type="string">
            <text:p>(1.06±0.03)×10⁰</text:p>
          </table:table-cell>
          <table:table-cell table:style-name="ce47" office:value-type="string" calcext:value-type="string">
            <text:p>(1.56±0.19)×10³</text:p>
          </table:table-cell>
          <table:table-cell table:style-name="ce47" office:value-type="string" calcext:value-type="string">
            <text:p>(5.98±2.85)×10¹²</text:p>
          </table:table-cell>
          <table:table-cell table:number-columns-repeated="1018"/>
        </table:table-row>
        <table:table-row table:style-name="ro1">
          <table:table-cell table:style-name="ce36" office:value-type="float" office:value="4.5" calcext:value-type="float">
            <text:p>4.5</text:p>
          </table:table-cell>
          <table:table-cell table:style-name="ce36" office:value-type="float" office:value="284" calcext:value-type="float">
            <text:p>284.0</text:p>
          </table:table-cell>
          <table:table-cell table:style-name="ce39" office:value-type="string" calcext:value-type="string">
            <text:p>(1.58±0.04)×10¹</text:p>
          </table:table-cell>
          <table:table-cell table:style-name="ce41" office:value-type="string" calcext:value-type="string">
            <text:p>(1.28±0.03)×10⁰</text:p>
          </table:table-cell>
          <table:table-cell table:style-name="ce47" office:value-type="string" calcext:value-type="string">
            <text:p>(1.63±0.19)×10³</text:p>
          </table:table-cell>
          <table:table-cell table:style-name="ce47" office:value-type="string" calcext:value-type="string">
            <text:p>(7.08±3.33)×10¹²</text:p>
          </table:table-cell>
          <table:table-cell table:number-columns-repeated="1018"/>
        </table:table-row>
        <table:table-row table:style-name="ro1">
          <table:table-cell table:style-name="ce36" office:value-type="float" office:value="5" calcext:value-type="float">
            <text:p>5.0</text:p>
          </table:table-cell>
          <table:table-cell table:style-name="ce36" office:value-type="float" office:value="303.8" calcext:value-type="float">
            <text:p>303.8</text:p>
          </table:table-cell>
          <table:table-cell table:style-name="ce39" office:value-type="string" calcext:value-type="string">
            <text:p>(1.65±0.03)×10¹</text:p>
          </table:table-cell>
          <table:table-cell table:style-name="ce41" office:value-type="string" calcext:value-type="string">
            <text:p>(1.52±0.03)×10⁰</text:p>
          </table:table-cell>
          <table:table-cell table:style-name="ce47" office:value-type="string" calcext:value-type="string">
            <text:p>(1.69±0.20)×10³</text:p>
          </table:table-cell>
          <table:table-cell table:style-name="ce47" office:value-type="string" calcext:value-type="string">
            <text:p>(8.15±3.79)×10¹²</text:p>
          </table:table-cell>
          <table:table-cell table:number-columns-repeated="1018"/>
        </table:table-row>
        <table:table-row table:style-name="ro1">
          <table:table-cell table:style-name="ce36" office:value-type="float" office:value="5.5" calcext:value-type="float">
            <text:p>5.5</text:p>
          </table:table-cell>
          <table:table-cell table:style-name="ce36" office:value-type="float" office:value="321.7" calcext:value-type="float">
            <text:p>321.7</text:p>
          </table:table-cell>
          <table:table-cell table:style-name="ce39" office:value-type="string" calcext:value-type="string">
            <text:p>(1.71±0.03)×10¹</text:p>
          </table:table-cell>
          <table:table-cell table:style-name="ce41" office:value-type="string" calcext:value-type="string">
            <text:p>(1.77±0.03)×10⁰</text:p>
          </table:table-cell>
          <table:table-cell table:style-name="ce47" office:value-type="string" calcext:value-type="string">
            <text:p>(1.75±0.20)×10³</text:p>
          </table:table-cell>
          <table:table-cell table:style-name="ce47" office:value-type="string" calcext:value-type="string">
            <text:p>(9.37±4.31)×10¹²</text:p>
          </table:table-cell>
          <table:table-cell table:number-columns-repeated="1018"/>
        </table:table-row>
        <table:table-row table:style-name="ro1">
          <table:table-cell table:style-name="ce36" office:value-type="float" office:value="6" calcext:value-type="float">
            <text:p>6.0</text:p>
          </table:table-cell>
          <table:table-cell table:style-name="ce36" office:value-type="float" office:value="338.7" calcext:value-type="float">
            <text:p>338.7</text:p>
          </table:table-cell>
          <table:table-cell table:style-name="ce39" office:value-type="string" calcext:value-type="string">
            <text:p>(1.77±0.03)×10¹</text:p>
          </table:table-cell>
          <table:table-cell table:style-name="ce41" office:value-type="string" calcext:value-type="string">
            <text:p>(2.03±0.03)×10⁰</text:p>
          </table:table-cell>
          <table:table-cell table:style-name="ce47" office:value-type="string" calcext:value-type="string">
            <text:p>(1.81±0.21)×10³</text:p>
          </table:table-cell>
          <table:table-cell table:style-name="ce47" office:value-type="string" calcext:value-type="string">
            <text:p>(1.07±0.49)×10¹³</text:p>
          </table:table-cell>
          <table:table-cell table:number-columns-repeated="1018"/>
        </table:table-row>
        <table:table-row table:style-name="ro1">
          <table:table-cell table:style-name="ce36" office:value-type="float" office:value="6.5" calcext:value-type="float">
            <text:p>6.5</text:p>
          </table:table-cell>
          <table:table-cell table:style-name="ce36" office:value-type="float" office:value="355.1" calcext:value-type="float">
            <text:p>355.1</text:p>
          </table:table-cell>
          <table:table-cell table:style-name="ce39" office:value-type="string" calcext:value-type="string">
            <text:p>(1.83±0.03)×10¹</text:p>
          </table:table-cell>
          <table:table-cell table:style-name="ce41" office:value-type="string" calcext:value-type="string">
            <text:p>(2.31±0.04)×10⁰</text:p>
          </table:table-cell>
          <table:table-cell table:style-name="ce47" office:value-type="string" calcext:value-type="string">
            <text:p>(1.86±0.21)×10³</text:p>
          </table:table-cell>
          <table:table-cell table:style-name="ce47" office:value-type="string" calcext:value-type="string">
            <text:p>(1.20±0.54)×10¹³</text:p>
          </table:table-cell>
          <table:table-cell table:number-columns-repeated="1018"/>
        </table:table-row>
        <table:table-row table:style-name="ro1">
          <table:table-cell table:style-name="ce36" office:value-type="float" office:value="7" calcext:value-type="float">
            <text:p>7.0</text:p>
          </table:table-cell>
          <table:table-cell table:style-name="ce36" office:value-type="float" office:value="372.3" calcext:value-type="float">
            <text:p>372.3</text:p>
          </table:table-cell>
          <table:table-cell table:style-name="ce39" office:value-type="string" calcext:value-type="string">
            <text:p>(1.88±0.03)×10¹</text:p>
          </table:table-cell>
          <table:table-cell table:style-name="ce41" office:value-type="string" calcext:value-type="string">
            <text:p>(2.61±0.04)×10⁰</text:p>
          </table:table-cell>
          <table:table-cell table:style-name="ce47" office:value-type="string" calcext:value-type="string">
            <text:p>(1.91±0.21)×10³</text:p>
          </table:table-cell>
          <table:table-cell table:style-name="ce47" office:value-type="string" calcext:value-type="string">
            <text:p>(1.32±0.59)×10¹³</text:p>
          </table:table-cell>
          <table:table-cell table:number-columns-repeated="1018"/>
        </table:table-row>
        <table:table-row table:style-name="ro1">
          <table:table-cell table:style-name="ce36" office:value-type="float" office:value="7.5" calcext:value-type="float">
            <text:p>7.5</text:p>
          </table:table-cell>
          <table:table-cell table:style-name="ce36" office:value-type="float" office:value="387.8" calcext:value-type="float">
            <text:p>387.8</text:p>
          </table:table-cell>
          <table:table-cell table:style-name="ce39" office:value-type="string" calcext:value-type="string">
            <text:p>(1.93±0.03)×10¹</text:p>
          </table:table-cell>
          <table:table-cell table:style-name="ce41" office:value-type="string" calcext:value-type="string">
            <text:p>(2.91±0.04)×10⁰</text:p>
          </table:table-cell>
          <table:table-cell table:style-name="ce47" office:value-type="string" calcext:value-type="string">
            <text:p>(1.95±0.22)×10³</text:p>
          </table:table-cell>
          <table:table-cell table:style-name="ce47" office:value-type="string" calcext:value-type="string">
            <text:p>(1.46±0.65)×10¹³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1024" table:default-cell-style-name="Default"/>
        <table:table-row table:style-name="ro1">
          <table:table-cell table:style-name="ce31" office:value-type="string" calcext:value-type="string">
            <text:p>V (V)</text:p>
          </table:table-cell>
          <table:table-cell table:style-name="ce31" office:value-type="string" calcext:value-type="string">
            <text:p>I (mA)</text:p>
          </table:table-cell>
          <table:table-cell table:style-name="ce31" office:value-type="string" calcext:value-type="string">
            <text:p>R (<text:span text:style-name="T3">Ω)</text:span></text:p>
          </table:table-cell>
          <table:table-cell table:style-name="ce31" office:value-type="string" calcext:value-type="string">
            <text:p>P (W)</text:p>
          </table:table-cell>
          <table:table-cell table:style-name="ce31" office:value-type="string" calcext:value-type="string">
            <text:p>T (K)</text:p>
          </table:table-cell>
          <table:table-cell table:style-name="ce31" office:value-type="string" calcext:value-type="string">
            <text:p>T^4 (K^4)</text:p>
          </table:table-cell>
          <table:table-cell table:style-name="ce31" table:number-columns-repeated="101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9.3" calcext:value-type="float">
            <text:p>29.3</text:p>
          </table:table-cell>
          <table:table-cell table:formula="of:=([.A2]/[.B2])*1000" office:value-type="float" office:value="3.41296928327645" calcext:value-type="float">
            <text:p>3.41296928327645</text:p>
          </table:table-cell>
          <table:table-cell table:formula="of:=([.A2]*[.B2])/1000" office:value-type="float" office:value="0.00293" calcext:value-type="float">
            <text:p>0.00293</text:p>
          </table:table-cell>
          <table:table-cell table:formula="of:=(-[.$J$4]+SQRT([.$J$4]^2-4*[.$J$5]*(1-([.C2]/[.$J$6]))))/(2*[.$J$5])" office:value-type="float" office:value="294.45" calcext:value-type="float">
            <text:p>294.45</text:p>
          </table:table-cell>
          <table:table-cell table:formula="of:=[.E2]^4" office:value-type="float" office:value="7517029154.14401" calcext:value-type="float">
            <text:p>7517029154.14401</text:p>
          </table:table-cell>
          <table:table-cell table:number-columns-repeated="2"/>
          <table:table-cell office:value-type="string" calcext:value-type="string">
            <text:p>T0 </text:p>
          </table:table-cell>
          <table:table-cell table:formula="of:=21.3+273.15" office:value-type="float" office:value="294.45" calcext:value-type="float">
            <text:p>294.45</text:p>
          </table:table-cell>
          <table:table-cell table:number-columns-repeated="101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table:formula="of:=([.A3]/[.B3])*1000" office:value-type="float" office:value="4.25531914893617" calcext:value-type="float">
            <text:p>4.25531914893617</text:p>
          </table:table-cell>
          <table:table-cell table:formula="of:=([.A3]*[.B3])/1000" office:value-type="float" office:value="0.0094" calcext:value-type="float">
            <text:p>0.0094</text:p>
          </table:table-cell>
          <table:table-cell table:formula="of:=(-[.$J$4]+SQRT([.$J$4]^2-4*[.$J$5]*(1-([.C3]/[.$J$6]))))/(2*[.$J$5])" office:value-type="float" office:value="406.588034318939" calcext:value-type="float">
            <text:p>406.588034318939</text:p>
          </table:table-cell>
          <table:table-cell table:formula="of:=[.E3]^4" office:value-type="float" office:value="27328662273.9919" calcext:value-type="float">
            <text:p>27328662273.9919</text:p>
          </table:table-cell>
          <table:table-cell table:number-columns-repeated="2"/>
          <table:table-cell office:value-type="string" calcext:value-type="string">
            <text:p>TG</text:p>
          </table:table-cell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8.2" calcext:value-type="float">
            <text:p>58.2</text:p>
          </table:table-cell>
          <table:table-cell table:formula="of:=([.A4]/[.B4])*1000" office:value-type="float" office:value="5.15463917525773" calcext:value-type="float">
            <text:p>5.15463917525773</text:p>
          </table:table-cell>
          <table:table-cell table:formula="of:=([.A4]*[.B4])/1000" office:value-type="float" office:value="0.01746" calcext:value-type="float">
            <text:p>0.01746</text:p>
          </table:table-cell>
          <table:table-cell table:formula="of:=(-[.$J$4]+SQRT([.$J$4]^2-4*[.$J$5]*(1-([.C4]/[.$J$6]))))/(2*[.$J$5])" office:value-type="float" office:value="522.959898570686" calcext:value-type="float">
            <text:p>522.959898570686</text:p>
          </table:table-cell>
          <table:table-cell table:formula="of:=[.E4]^4" office:value-type="float" office:value="74795169533.2049" calcext:value-type="float">
            <text:p>74795169533.2049</text:p>
          </table:table-cell>
          <table:table-cell table:number-columns-repeated="2"/>
          <table:table-cell table:style-name="ce2" office:value-type="string" calcext:value-type="string">
            <text:p>ɑ</text:p>
          </table:table-cell>
          <table:table-cell table:style-name="ce3" office:value-type="float" office:value="0.00521" calcext:value-type="float">
            <text:p>5.21E-03</text:p>
          </table:table-cell>
          <table:table-cell table:number-columns-repeated="101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2" calcext:value-type="float">
            <text:p>72</text:p>
          </table:table-cell>
          <table:table-cell table:formula="of:=([.A5]/[.B5])*1000" office:value-type="float" office:value="5.55555555555556" calcext:value-type="float">
            <text:p>5.55555555555556</text:p>
          </table:table-cell>
          <table:table-cell table:formula="of:=([.A5]*[.B5])/1000" office:value-type="float" office:value="0.0288" calcext:value-type="float">
            <text:p>0.0288</text:p>
          </table:table-cell>
          <table:table-cell table:formula="of:=(-[.$J$4]+SQRT([.$J$4]^2-4*[.$J$5]*(1-([.C5]/[.$J$6]))))/(2*[.$J$5])" office:value-type="float" office:value="573.797405656383" calcext:value-type="float">
            <text:p>573.797405656383</text:p>
          </table:table-cell>
          <table:table-cell table:formula="of:=[.E5]^4" office:value-type="float" office:value="108401257755.706" calcext:value-type="float">
            <text:p>108401257755.706</text:p>
          </table:table-cell>
          <table:table-cell table:number-columns-repeated="2"/>
          <table:table-cell table:style-name="ce2" office:value-type="string" calcext:value-type="string">
            <text:p>β</text:p>
          </table:table-cell>
          <table:table-cell table:style-name="ce3" office:value-type="float" office:value="0.00000072" calcext:value-type="float">
            <text:p>7.20E-07</text:p>
          </table:table-cell>
          <table:table-cell table:number-columns-repeated="101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1" calcext:value-type="float">
            <text:p>81</text:p>
          </table:table-cell>
          <table:table-cell table:formula="of:=([.A6]/[.B6])*1000" office:value-type="float" office:value="6.17283950617284" calcext:value-type="float">
            <text:p>6.17283950617284</text:p>
          </table:table-cell>
          <table:table-cell table:formula="of:=([.A6]*[.B6])/1000" office:value-type="float" office:value="0.0405" calcext:value-type="float">
            <text:p>0.0405</text:p>
          </table:table-cell>
          <table:table-cell table:formula="of:=(-[.$J$4]+SQRT([.$J$4]^2-4*[.$J$5]*(1-([.C6]/[.$J$6]))))/(2*[.$J$5])" office:value-type="float" office:value="650.887526884503" calcext:value-type="float">
            <text:p>650.887526884503</text:p>
          </table:table-cell>
          <table:table-cell table:formula="of:=[.E6]^4" office:value-type="float" office:value="179483196930.494" calcext:value-type="float">
            <text:p>179483196930.494</text:p>
          </table:table-cell>
          <table:table-cell table:number-columns-repeated="2"/>
          <table:table-cell office:value-type="string" calcext:value-type="string">
            <text:p>R0</text:p>
          </table:table-cell>
          <table:table-cell table:formula="of:=[.C2]/(1+[.J4]*[.J2]+[.J5]*[.J2]^2)" office:value-type="float" office:value="1.3144453498958" calcext:value-type="float">
            <text:p>1.3144453498958</text:p>
          </table:table-cell>
          <table:table-cell table:number-columns-repeated="101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7.3" calcext:value-type="float">
            <text:p>87.3</text:p>
          </table:table-cell>
          <table:table-cell table:formula="of:=([.A7]/[.B7])*1000" office:value-type="float" office:value="6.87285223367698" calcext:value-type="float">
            <text:p>6.87285223367698</text:p>
          </table:table-cell>
          <table:table-cell table:formula="of:=([.A7]*[.B7])/1000" office:value-type="float" office:value="0.05238" calcext:value-type="float">
            <text:p>0.05238</text:p>
          </table:table-cell>
          <table:table-cell table:formula="of:=(-[.$J$4]+SQRT([.$J$4]^2-4*[.$J$5]*(1-([.C7]/[.$J$6]))))/(2*[.$J$5])" office:value-type="float" office:value="736.65832142312" calcext:value-type="float">
            <text:p>736.65832142312</text:p>
          </table:table-cell>
          <table:table-cell table:formula="of:=[.E7]^4" office:value-type="float" office:value="294485825920.757" calcext:value-type="float">
            <text:p>294485825920.757</text:p>
          </table:table-cell>
          <table:table-cell table:number-columns-repeated="1018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95" calcext:value-type="float">
            <text:p>95</text:p>
          </table:table-cell>
          <table:table-cell table:formula="of:=([.A8]/[.B8])*1000" office:value-type="float" office:value="7.36842105263158" calcext:value-type="float">
            <text:p>7.36842105263158</text:p>
          </table:table-cell>
          <table:table-cell table:formula="of:=([.A8]*[.B8])/1000" office:value-type="float" office:value="0.0665" calcext:value-type="float">
            <text:p>0.0665</text:p>
          </table:table-cell>
          <table:table-cell table:formula="of:=(-[.$J$4]+SQRT([.$J$4]^2-4*[.$J$5]*(1-([.C8]/[.$J$6]))))/(2*[.$J$5])" office:value-type="float" office:value="796.371732518665" calcext:value-type="float">
            <text:p>796.371732518665</text:p>
          </table:table-cell>
          <table:table-cell table:formula="of:=[.E8]^4" office:value-type="float" office:value="402219706535.389" calcext:value-type="float">
            <text:p>402219706535.389</text:p>
          </table:table-cell>
          <table:table-cell table:number-columns-repeated="101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2.4" calcext:value-type="float">
            <text:p>102.4</text:p>
          </table:table-cell>
          <table:table-cell table:formula="of:=([.A9]/[.B9])*1000" office:value-type="float" office:value="7.8125" calcext:value-type="float">
            <text:p>7.8125</text:p>
          </table:table-cell>
          <table:table-cell table:formula="of:=([.A9]*[.B9])/1000" office:value-type="float" office:value="0.08192" calcext:value-type="float">
            <text:p>0.08192</text:p>
          </table:table-cell>
          <table:table-cell table:formula="of:=(-[.$J$4]+SQRT([.$J$4]^2-4*[.$J$5]*(1-([.C9]/[.$J$6]))))/(2*[.$J$5])" office:value-type="float" office:value="849.202844789079" calcext:value-type="float">
            <text:p>849.202844789079</text:p>
          </table:table-cell>
          <table:table-cell table:formula="of:=[.E9]^4" office:value-type="float" office:value="520050791206.106" calcext:value-type="float">
            <text:p>520050791206.106</text:p>
          </table:table-cell>
          <table:table-cell table:number-columns-repeated="1018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6.4" calcext:value-type="float">
            <text:p>106.4</text:p>
          </table:table-cell>
          <table:table-cell table:formula="of:=([.A10]/[.B10])*1000" office:value-type="float" office:value="8.45864661654135" calcext:value-type="float">
            <text:p>8.45864661654135</text:p>
          </table:table-cell>
          <table:table-cell table:formula="of:=([.A10]*[.B10])/1000" office:value-type="float" office:value="0.09576" calcext:value-type="float">
            <text:p>0.09576</text:p>
          </table:table-cell>
          <table:table-cell table:formula="of:=(-[.$J$4]+SQRT([.$J$4]^2-4*[.$J$5]*(1-([.C10]/[.$J$6]))))/(2*[.$J$5])" office:value-type="float" office:value="924.976329599801" calcext:value-type="float">
            <text:p>924.976329599801</text:p>
          </table:table-cell>
          <table:table-cell table:formula="of:=[.E10]^4" office:value-type="float" office:value="732019207452.497" calcext:value-type="float">
            <text:p>732019207452.49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.5" calcext:value-type="float">
            <text:p>117.5</text:p>
          </table:table-cell>
          <table:table-cell table:formula="of:=([.A11]/[.B11])*1000" office:value-type="float" office:value="8.51063829787234" calcext:value-type="float">
            <text:p>8.51063829787234</text:p>
          </table:table-cell>
          <table:table-cell table:formula="of:=([.A11]*[.B11])/1000" office:value-type="float" office:value="0.1175" calcext:value-type="float">
            <text:p>0.1175</text:p>
          </table:table-cell>
          <table:table-cell table:formula="of:=(-[.$J$4]+SQRT([.$J$4]^2-4*[.$J$5]*(1-([.C11]/[.$J$6]))))/(2*[.$J$5])" office:value-type="float" office:value="931.018519114826" calcext:value-type="float">
            <text:p>931.018519114826</text:p>
          </table:table-cell>
          <table:table-cell table:formula="of:=[.E11]^4" office:value-type="float" office:value="751334409236.111" calcext:value-type="float">
            <text:p>751334409236.111</text:p>
          </table:table-cell>
          <table:table-cell table:number-columns-repeated="1018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25.5" calcext:value-type="float">
            <text:p>125.5</text:p>
          </table:table-cell>
          <table:table-cell table:formula="of:=([.A12]/[.B12])*1000" office:value-type="float" office:value="8.76494023904383" calcext:value-type="float">
            <text:p>8.76494023904383</text:p>
          </table:table-cell>
          <table:table-cell table:formula="of:=([.A12]*[.B12])/1000" office:value-type="float" office:value="0.13805" calcext:value-type="float">
            <text:p>0.13805</text:p>
          </table:table-cell>
          <table:table-cell table:formula="of:=(-[.$J$4]+SQRT([.$J$4]^2-4*[.$J$5]*(1-([.C12]/[.$J$6]))))/(2*[.$J$5])" office:value-type="float" office:value="960.457222000905" calcext:value-type="float">
            <text:p>960.457222000905</text:p>
          </table:table-cell>
          <table:table-cell table:formula="of:=[.E12]^4" office:value-type="float" office:value="850965799397.562" calcext:value-type="float">
            <text:p>850965799397.562</text:p>
          </table:table-cell>
          <table:table-cell table:number-columns-repeated="1018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28.6" calcext:value-type="float">
            <text:p>128.6</text:p>
          </table:table-cell>
          <table:table-cell table:formula="of:=([.A13]/[.B13])*1000" office:value-type="float" office:value="9.33125972006221" calcext:value-type="float">
            <text:p>9.33125972006221</text:p>
          </table:table-cell>
          <table:table-cell table:formula="of:=([.A13]*[.B13])/1000" office:value-type="float" office:value="0.15432" calcext:value-type="float">
            <text:p>0.15432</text:p>
          </table:table-cell>
          <table:table-cell table:formula="of:=(-[.$J$4]+SQRT([.$J$4]^2-4*[.$J$5]*(1-([.C13]/[.$J$6]))))/(2*[.$J$5])" office:value-type="float" office:value="1025.34537559938" calcext:value-type="float">
            <text:p>1025.34537559938</text:p>
          </table:table-cell>
          <table:table-cell table:formula="of:=[.E13]^4" office:value-type="float" office:value="1105301369712.66" calcext:value-type="float">
            <text:p>1105301369712.66</text:p>
          </table:table-cell>
          <table:table-cell table:number-columns-repeated="1018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36.5" calcext:value-type="float">
            <text:p>136.5</text:p>
          </table:table-cell>
          <table:table-cell table:formula="of:=([.A14]/[.B14])*1000" office:value-type="float" office:value="9.52380952380953" calcext:value-type="float">
            <text:p>9.52380952380953</text:p>
          </table:table-cell>
          <table:table-cell table:formula="of:=([.A14]*[.B14])/1000" office:value-type="float" office:value="0.17745" calcext:value-type="float">
            <text:p>0.17745</text:p>
          </table:table-cell>
          <table:table-cell table:formula="of:=(-[.$J$4]+SQRT([.$J$4]^2-4*[.$J$5]*(1-([.C14]/[.$J$6]))))/(2*[.$J$5])" office:value-type="float" office:value="1047.20189270827" calcext:value-type="float">
            <text:p>1047.20189270827</text:p>
          </table:table-cell>
          <table:table-cell table:formula="of:=[.E14]^4" office:value-type="float" office:value="1202601313745.61" calcext:value-type="float">
            <text:p>1202601313745.61</text:p>
          </table:table-cell>
          <table:table-cell table:number-columns-repeated="1018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42.6" calcext:value-type="float">
            <text:p>142.6</text:p>
          </table:table-cell>
          <table:table-cell table:formula="of:=([.A15]/[.B15])*1000" office:value-type="float" office:value="9.81767180925666" calcext:value-type="float">
            <text:p>9.81767180925666</text:p>
          </table:table-cell>
          <table:table-cell table:formula="of:=([.A15]*[.B15])/1000" office:value-type="float" office:value="0.19964" calcext:value-type="float">
            <text:p>0.19964</text:p>
          </table:table-cell>
          <table:table-cell table:formula="of:=(-[.$J$4]+SQRT([.$J$4]^2-4*[.$J$5]*(1-([.C15]/[.$J$6]))))/(2*[.$J$5])" office:value-type="float" office:value="1080.36249929603" calcext:value-type="float">
            <text:p>1080.36249929603</text:p>
          </table:table-cell>
          <table:table-cell table:formula="of:=[.E15]^4" office:value-type="float" office:value="1362316458688.54" calcext:value-type="float">
            <text:p>1362316458688.54</text:p>
          </table:table-cell>
          <table:table-cell table:number-columns-repeated="1018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46.4" calcext:value-type="float">
            <text:p>146.4</text:p>
          </table:table-cell>
          <table:table-cell table:formula="of:=([.A16]/[.B16])*1000" office:value-type="float" office:value="10.2459016393443" calcext:value-type="float">
            <text:p>10.2459016393443</text:p>
          </table:table-cell>
          <table:table-cell table:formula="of:=([.A16]*[.B16])/1000" office:value-type="float" office:value="0.2196" calcext:value-type="float">
            <text:p>0.2196</text:p>
          </table:table-cell>
          <table:table-cell table:formula="of:=(-[.$J$4]+SQRT([.$J$4]^2-4*[.$J$5]*(1-([.C16]/[.$J$6]))))/(2*[.$J$5])" office:value-type="float" office:value="1128.2708997947" calcext:value-type="float">
            <text:p>1128.2708997947</text:p>
          </table:table-cell>
          <table:table-cell table:formula="of:=[.E16]^4" office:value-type="float" office:value="1620516838604.57" calcext:value-type="float">
            <text:p>1620516838604.5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.4" calcext:value-type="float">
            <text:p>174.4</text:p>
          </table:table-cell>
          <table:table-cell table:formula="of:=([.A17]/[.B17])*1000" office:value-type="float" office:value="11.4678899082569" calcext:value-type="float">
            <text:p>11.4678899082569</text:p>
          </table:table-cell>
          <table:table-cell table:formula="of:=([.A17]*[.B17])/1000" office:value-type="float" office:value="0.3488" calcext:value-type="float">
            <text:p>0.3488</text:p>
          </table:table-cell>
          <table:table-cell table:formula="of:=(-[.$J$4]+SQRT([.$J$4]^2-4*[.$J$5]*(1-([.C17]/[.$J$6]))))/(2*[.$J$5])" office:value-type="float" office:value="1262.39630129589" calcext:value-type="float">
            <text:p>1262.39630129589</text:p>
          </table:table-cell>
          <table:table-cell table:formula="of:=[.E17]^4" office:value-type="float" office:value="2539702542259.51" calcext:value-type="float">
            <text:p>2539702542259.51</text:p>
          </table:table-cell>
          <table:table-cell table:number-columns-repeated="1018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99.8" calcext:value-type="float">
            <text:p>199.8</text:p>
          </table:table-cell>
          <table:table-cell table:formula="of:=([.A18]/[.B18])*1000" office:value-type="float" office:value="12.5125125125125" calcext:value-type="float">
            <text:p>12.5125125125125</text:p>
          </table:table-cell>
          <table:table-cell table:formula="of:=([.A18]*[.B18])/1000" office:value-type="float" office:value="0.4995" calcext:value-type="float">
            <text:p>0.4995</text:p>
          </table:table-cell>
          <table:table-cell table:formula="of:=(-[.$J$4]+SQRT([.$J$4]^2-4*[.$J$5]*(1-([.C18]/[.$J$6]))))/(2*[.$J$5])" office:value-type="float" office:value="1374.19795104454" calcext:value-type="float">
            <text:p>1374.19795104454</text:p>
          </table:table-cell>
          <table:table-cell table:formula="of:=[.E18]^4" office:value-type="float" office:value="3566130129088.62" calcext:value-type="float">
            <text:p>3566130129088.6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2.4" calcext:value-type="float">
            <text:p>222.4</text:p>
          </table:table-cell>
          <table:table-cell table:formula="of:=([.A19]/[.B19])*1000" office:value-type="float" office:value="13.4892086330935" calcext:value-type="float">
            <text:p>13.4892086330935</text:p>
          </table:table-cell>
          <table:table-cell table:formula="of:=([.A19]*[.B19])/1000" office:value-type="float" office:value="0.6672" calcext:value-type="float">
            <text:p>0.6672</text:p>
          </table:table-cell>
          <table:table-cell table:formula="of:=(-[.$J$4]+SQRT([.$J$4]^2-4*[.$J$5]*(1-([.C19]/[.$J$6]))))/(2*[.$J$5])" office:value-type="float" office:value="1476.51079743197" calcext:value-type="float">
            <text:p>1476.51079743197</text:p>
          </table:table-cell>
          <table:table-cell table:formula="of:=[.E19]^4" office:value-type="float" office:value="4752766835387.43" calcext:value-type="float">
            <text:p>4752766835387.43</text:p>
          </table:table-cell>
          <table:table-cell table:number-columns-repeated="1018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45.2" calcext:value-type="float">
            <text:p>245.2</text:p>
          </table:table-cell>
          <table:table-cell table:formula="of:=([.A20]/[.B20])*1000" office:value-type="float" office:value="14.2740619902121" calcext:value-type="float">
            <text:p>14.2740619902121</text:p>
          </table:table-cell>
          <table:table-cell table:formula="of:=([.A20]*[.B20])/1000" office:value-type="float" office:value="0.8582" calcext:value-type="float">
            <text:p>0.8582</text:p>
          </table:table-cell>
          <table:table-cell table:formula="of:=(-[.$J$4]+SQRT([.$J$4]^2-4*[.$J$5]*(1-([.C20]/[.$J$6]))))/(2*[.$J$5])" office:value-type="float" office:value="1557.26180748274" calcext:value-type="float">
            <text:p>1557.26180748274</text:p>
          </table:table-cell>
          <table:table-cell table:formula="of:=[.E20]^4" office:value-type="float" office:value="5880937038804.57" calcext:value-type="float">
            <text:p>5880937038804.5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4.2" calcext:value-type="float">
            <text:p>264.2</text:p>
          </table:table-cell>
          <table:table-cell table:formula="of:=([.A21]/[.B21])*1000" office:value-type="float" office:value="15.1400454201363" calcext:value-type="float">
            <text:p>15.1400454201363</text:p>
          </table:table-cell>
          <table:table-cell table:formula="of:=([.A21]*[.B21])/1000" office:value-type="float" office:value="1.0568" calcext:value-type="float">
            <text:p>1.0568</text:p>
          </table:table-cell>
          <table:table-cell table:formula="of:=(-[.$J$4]+SQRT([.$J$4]^2-4*[.$J$5]*(1-([.C21]/[.$J$6]))))/(2*[.$J$5])" office:value-type="float" office:value="1644.92251406314" calcext:value-type="float">
            <text:p>1644.92251406314</text:p>
          </table:table-cell>
          <table:table-cell table:formula="of:=[.E21]^4" office:value-type="float" office:value="7321191711059.36" calcext:value-type="float">
            <text:p>7321191711059.36</text:p>
          </table:table-cell>
          <table:table-cell table:number-columns-repeated="1018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84" calcext:value-type="float">
            <text:p>284</text:p>
          </table:table-cell>
          <table:table-cell table:formula="of:=([.A22]/[.B22])*1000" office:value-type="float" office:value="15.8450704225352" calcext:value-type="float">
            <text:p>15.8450704225352</text:p>
          </table:table-cell>
          <table:table-cell table:formula="of:=([.A22]*[.B22])/1000" office:value-type="float" office:value="1.278" calcext:value-type="float">
            <text:p>1.278</text:p>
          </table:table-cell>
          <table:table-cell table:formula="of:=(-[.$J$4]+SQRT([.$J$4]^2-4*[.$J$5]*(1-([.C22]/[.$J$6]))))/(2*[.$J$5])" office:value-type="float" office:value="1715.2260060469" calcext:value-type="float">
            <text:p>1715.2260060469</text:p>
          </table:table-cell>
          <table:table-cell table:formula="of:=[.E22]^4" office:value-type="float" office:value="8655365481706.53" calcext:value-type="float">
            <text:p>8655365481706.5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3.8" calcext:value-type="float">
            <text:p>303.8</text:p>
          </table:table-cell>
          <table:table-cell table:formula="of:=([.A23]/[.B23])*1000" office:value-type="float" office:value="16.4581961816985" calcext:value-type="float">
            <text:p>16.4581961816985</text:p>
          </table:table-cell>
          <table:table-cell table:formula="of:=([.A23]*[.B23])/1000" office:value-type="float" office:value="1.519" calcext:value-type="float">
            <text:p>1.519</text:p>
          </table:table-cell>
          <table:table-cell table:formula="of:=(-[.$J$4]+SQRT([.$J$4]^2-4*[.$J$5]*(1-([.C23]/[.$J$6]))))/(2*[.$J$5])" office:value-type="float" office:value="1775.62058578121" calcext:value-type="float">
            <text:p>1775.62058578121</text:p>
          </table:table-cell>
          <table:table-cell table:formula="of:=[.E23]^4" office:value-type="float" office:value="9940327327507.21" calcext:value-type="float">
            <text:p>9940327327507.21</text:p>
          </table:table-cell>
          <table:table-cell table:number-columns-repeated="1018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21.7" calcext:value-type="float">
            <text:p>321.7</text:p>
          </table:table-cell>
          <table:table-cell table:formula="of:=([.A24]/[.B24])*1000" office:value-type="float" office:value="17.0966739198011" calcext:value-type="float">
            <text:p>17.0966739198011</text:p>
          </table:table-cell>
          <table:table-cell table:formula="of:=([.A24]*[.B24])/1000" office:value-type="float" office:value="1.76935" calcext:value-type="float">
            <text:p>1.76935</text:p>
          </table:table-cell>
          <table:table-cell table:formula="of:=(-[.$J$4]+SQRT([.$J$4]^2-4*[.$J$5]*(1-([.C24]/[.$J$6]))))/(2*[.$J$5])" office:value-type="float" office:value="1837.80186622271" calcext:value-type="float">
            <text:p>1837.80186622271</text:p>
          </table:table-cell>
          <table:table-cell table:formula="of:=[.E24]^4" office:value-type="float" office:value="11407612300312.8" calcext:value-type="float">
            <text:p>11407612300312.8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8.7" calcext:value-type="float">
            <text:p>338.7</text:p>
          </table:table-cell>
          <table:table-cell table:formula="of:=([.A25]/[.B25])*1000" office:value-type="float" office:value="17.7147918511957" calcext:value-type="float">
            <text:p>17.7147918511957</text:p>
          </table:table-cell>
          <table:table-cell table:formula="of:=([.A25]*[.B25])/1000" office:value-type="float" office:value="2.0322" calcext:value-type="float">
            <text:p>2.0322</text:p>
          </table:table-cell>
          <table:table-cell table:formula="of:=(-[.$J$4]+SQRT([.$J$4]^2-4*[.$J$5]*(1-([.C25]/[.$J$6]))))/(2*[.$J$5])" office:value-type="float" office:value="1897.33248271489" calcext:value-type="float">
            <text:p>1897.33248271489</text:p>
          </table:table-cell>
          <table:table-cell table:formula="of:=[.E25]^4" office:value-type="float" office:value="12959067976505.6" calcext:value-type="float">
            <text:p>12959067976505.6</text:p>
          </table:table-cell>
          <table:table-cell table:number-columns-repeated="1018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55.1" calcext:value-type="float">
            <text:p>355.1</text:p>
          </table:table-cell>
          <table:table-cell table:formula="of:=([.A26]/[.B26])*1000" office:value-type="float" office:value="18.3047029005914" calcext:value-type="float">
            <text:p>18.3047029005914</text:p>
          </table:table-cell>
          <table:table-cell table:formula="of:=([.A26]*[.B26])/1000" office:value-type="float" office:value="2.30815" calcext:value-type="float">
            <text:p>2.30815</text:p>
          </table:table-cell>
          <table:table-cell table:formula="of:=(-[.$J$4]+SQRT([.$J$4]^2-4*[.$J$5]*(1-([.C26]/[.$J$6]))))/(2*[.$J$5])" office:value-type="float" office:value="1953.5533540355" calcext:value-type="float">
            <text:p>1953.5533540355</text:p>
          </table:table-cell>
          <table:table-cell table:formula="of:=[.E26]^4" office:value-type="float" office:value="14564685373731.1" calcext:value-type="float">
            <text:p>14564685373731.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2.3" calcext:value-type="float">
            <text:p>372.3</text:p>
          </table:table-cell>
          <table:table-cell table:formula="of:=([.A27]/[.B27])*1000" office:value-type="float" office:value="18.802041364491" calcext:value-type="float">
            <text:p>18.802041364491</text:p>
          </table:table-cell>
          <table:table-cell table:formula="of:=([.A27]*[.B27])/1000" office:value-type="float" office:value="2.6061" calcext:value-type="float">
            <text:p>2.6061</text:p>
          </table:table-cell>
          <table:table-cell table:formula="of:=(-[.$J$4]+SQRT([.$J$4]^2-4*[.$J$5]*(1-([.C27]/[.$J$6]))))/(2*[.$J$5])" office:value-type="float" office:value="2000.51463991817" calcext:value-type="float">
            <text:p>2000.51463991817</text:p>
          </table:table-cell>
          <table:table-cell table:formula="of:=[.E27]^4" office:value-type="float" office:value="16016474834974" calcext:value-type="float">
            <text:p>16016474834974</text:p>
          </table:table-cell>
          <table:table-cell table:number-columns-repeated="1018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87.8" calcext:value-type="float">
            <text:p>387.8</text:p>
          </table:table-cell>
          <table:table-cell table:formula="of:=([.A28]/[.B28])*1000" office:value-type="float" office:value="19.339865910263" calcext:value-type="float">
            <text:p>19.339865910263</text:p>
          </table:table-cell>
          <table:table-cell table:formula="of:=([.A28]*[.B28])/1000" office:value-type="float" office:value="2.9085" calcext:value-type="float">
            <text:p>2.9085</text:p>
          </table:table-cell>
          <table:table-cell table:formula="of:=(-[.$J$4]+SQRT([.$J$4]^2-4*[.$J$5]*(1-([.C28]/[.$J$6]))))/(2*[.$J$5])" office:value-type="float" office:value="2050.86102967972" calcext:value-type="float">
            <text:p>2050.86102967972</text:p>
          </table:table-cell>
          <table:table-cell table:formula="of:=[.E28]^4" office:value-type="float" office:value="17690696462210.6" calcext:value-type="float">
            <text:p>17690696462210.6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5" loext:min-decimal-places="15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2" loext:min-decimal-places="12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 style:data-style-name="N2" text:time-value="18:29:00.918814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Linux_X86_64 LibreOffice_project/20$Build-2</meta:generator>
    <dc:date>2019-08-19T18:34:07.745911942</dc:date>
    <meta:editing-duration>PT4H39M8S</meta:editing-duration>
    <meta:editing-cycles>6</meta:editing-cycles>
    <meta:document-statistic meta:table-count="6" meta:cell-count="1060" meta:object-count="0"/>
  </office:meta>
</office:document-meta>
</file>